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weight="bold" officeooo:rsid="00079955" officeooo:paragraph-rsid="00079955" style:font-weight-asian="bold" style:font-weight-complex="bold"/>
    </style:style>
    <style:style style:name="P2" style:family="paragraph" style:parent-style-name="Standard">
      <style:text-properties style:font-name="Calibri" fo:font-size="14pt" fo:font-weight="bold" officeooo:rsid="00079955" officeooo:paragraph-rsid="00079955" fo:background-color="#ffff00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alibri" fo:font-weight="bold" officeooo:rsid="000adde2" officeooo:paragraph-rsid="000adde2" style:font-weight-asian="bold" style:font-weight-complex="bold"/>
    </style:style>
    <style:style style:name="P4" style:family="paragraph" style:parent-style-name="Standard">
      <style:text-properties style:font-name="Calibri" fo:font-weight="bold" officeooo:rsid="000adde2" officeooo:paragraph-rsid="000d327d" style:font-weight-asian="bold" style:font-weight-complex="bold"/>
    </style:style>
    <style:style style:name="P5" style:family="paragraph" style:parent-style-name="Standard">
      <style:text-properties style:font-name="Calibri" fo:font-weight="bold" officeooo:rsid="000d327d" officeooo:paragraph-rsid="000d327d" style:font-weight-asian="bold" style:font-weight-complex="bold"/>
    </style:style>
    <style:style style:name="P6" style:family="paragraph" style:parent-style-name="Standard">
      <style:text-properties style:font-name="Calibri" fo:font-weight="bold" officeooo:rsid="000e792c" officeooo:paragraph-rsid="000e792c" style:font-weight-asian="bold" style:font-weight-complex="bold"/>
    </style:style>
    <style:style style:name="P7" style:family="paragraph" style:parent-style-name="Standard">
      <style:text-properties style:font-name="Calibri" fo:font-weight="bold" officeooo:rsid="00115703" officeooo:paragraph-rsid="00115703" style:font-weight-asian="bold" style:font-weight-complex="bold"/>
    </style:style>
    <style:style style:name="P8" style:family="paragraph" style:parent-style-name="Standard">
      <style:text-properties style:font-name="Calibri" fo:font-weight="bold" officeooo:rsid="000adde2" officeooo:paragraph-rsid="000adde2" fo:background-color="#ffff00" style:font-weight-asian="bold" style:font-weight-complex="bold"/>
    </style:style>
    <style:style style:name="P9" style:family="paragraph" style:parent-style-name="Standard">
      <style:text-properties style:font-name="Calibri" fo:font-weight="bold" officeooo:rsid="000e792c" officeooo:paragraph-rsid="000e792c" fo:background-color="#ffff00" style:font-weight-asian="bold" style:font-weight-complex="bold"/>
    </style:style>
    <style:style style:name="P10" style:family="paragraph" style:parent-style-name="Standard">
      <style:text-properties style:font-name="Calibri" fo:font-weight="normal" officeooo:rsid="000d327d" officeooo:paragraph-rsid="000d327d" style:font-weight-asian="normal" style:font-weight-complex="normal"/>
    </style:style>
    <style:style style:name="P11" style:family="paragraph" style:parent-style-name="Standard">
      <style:text-properties style:font-name="Calibri" fo:font-weight="normal" officeooo:rsid="000e792c" officeooo:paragraph-rsid="000e792c" style:font-weight-asian="normal" style:font-weight-complex="normal"/>
    </style:style>
    <style:style style:name="P12" style:family="paragraph" style:parent-style-name="Standard">
      <style:text-properties style:font-name="Calibri" fo:font-weight="normal" officeooo:rsid="000adde2" officeooo:paragraph-rsid="000adde2" style:font-weight-asian="normal" style:font-weight-complex="normal"/>
    </style:style>
    <style:style style:name="T1" style:family="text">
      <style:text-properties officeooo:rsid="000adde2"/>
    </style:style>
    <style:style style:name="T2" style:family="text">
      <style:text-properties officeooo:rsid="000b7b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w to Create Wayfarer Project <text:span text:style-name="T1">Frontend</text:span></text:p>
      <text:p text:style-name="P1"/>
      <text:p text:style-name="P8">src/component/CitiesList.js</text:p>
      <text:p text:style-name="P8"/>
      <text:p text:style-name="P10">import React, { Component } from 'react';</text:p>
      <text:p text:style-name="P10">import City from './City';</text:p>
      <text:p text:style-name="P10">import CityModel from '../models/City';</text:p>
      <text:p text:style-name="P10">import '../CitiesList.css';</text:p>
      <text:p text:style-name="P10"/>
      <text:p text:style-name="P10">class CitiesList extends Component {</text:p>
      <text:p text:style-name="P10">constructor (props) {</text:p>
      <text:p text:style-name="P10"><text:s text:c="4"/>super(props)</text:p>
      <text:p text:style-name="P10"><text:s text:c="4"/>this.state={</text:p>
      <text:p text:style-name="P10"><text:s text:c="6"/>cities:this.props.cities</text:p>
      <text:p text:style-name="P10"><text:s text:c="4"/>}</text:p>
      <text:p text:style-name="P10"/>
      <text:p text:style-name="P10">}</text:p>
      <text:p text:style-name="P10"/>
      <text:p text:style-name="P10"/>
      <text:p text:style-name="P10"><text:s text:c="2"/>render() {</text:p>
      <text:p text:style-name="P10"/>
      <text:p text:style-name="P10"><text:s text:c="2"/>let cities = this.props.cities.map( (city,index) =&gt; {</text:p>
      <text:p text:style-name="P10"/>
      <text:p text:style-name="P10"><text:s text:c="12"/>return (</text:p>
      <text:p text:style-name="P10"><text:s text:c="14"/>&lt;City</text:p>
      <text:p text:style-name="P10"><text:s text:c="16"/>city={city}</text:p>
      <text:p text:style-name="P10"><text:s text:c="16"/>key={index}</text:p>
      <text:p text:style-name="P10"><text:s text:c="16"/>getCity={this.props.getCity}</text:p>
      <text:p text:style-name="P10"><text:s text:c="16"/>/&gt;</text:p>
      <text:p text:style-name="P10"><text:s text:c="12"/>)</text:p>
      <text:p text:style-name="P10"><text:s text:c="8"/>})</text:p>
      <text:p text:style-name="P10"><text:s text:c="4"/>return (</text:p>
      <text:p text:style-name="P10"/>
      <text:p text:style-name="P10"/>
      <text:p text:style-name="P10"><text:s text:c="6"/>&lt;ul &gt;</text:p>
      <text:p text:style-name="P10"/>
      <text:p text:style-name="P10"><text:s text:c="6"/>{cities}</text:p>
      <text:p text:style-name="P10"><text:s text:c="4"/>&lt;/ul&gt;</text:p>
      <text:p text:style-name="P10"/>
      <text:p text:style-name="P10"/>
      <text:p text:style-name="P10"><text:s text:c="4"/>)}</text:p>
      <text:p text:style-name="P10">}</text:p>
      <text:p text:style-name="P10"/>
      <text:p text:style-name="P10">export default CitiesList;</text:p>
      <text:p text:style-name="P10"/>
      <text:p text:style-name="P5"/>
      <text:p text:style-name="P3"/>
      <text:p text:style-name="P3"/>
      <text:p text:style-name="P8"><text:soft-page-break/>src/component/<text:span text:style-name="T2">City</text:span>.js</text:p>
      <text:p text:style-name="P8"/>
      <text:p text:style-name="P10">import React, {Component} from 'react'</text:p>
      <text:p text:style-name="P10">import {Col,Card} from 'react-materialize';</text:p>
      <text:p text:style-name="P10"/>
      <text:p text:style-name="P10"/>
      <text:p text:style-name="P10">class City extends Component {</text:p>
      <text:p text:style-name="P10"/>
      <text:p text:style-name="P10"><text:s text:c="2"/>render(){</text:p>
      <text:p text:style-name="P10"/>
      <text:p text:style-name="P10"><text:s text:c="6"/>return (</text:p>
      <text:p text:style-name="P10"><text:s text:c="8"/>&lt;Col s={12}&gt;</text:p>
      <text:p text:style-name="P10"><text:s text:c="8"/>&lt;li&gt;</text:p>
      <text:p text:style-name="P10"/>
      <text:p text:style-name="P10"><text:s text:c="4"/>&lt;Card onClick={()=&gt;{this.props.getCity(this.props.city._id)}} className='blue-grey darken-1' textClassName='white-text' title={this.props.city.name} &gt;</text:p>
      <text:p text:style-name="P10"><text:s text:c="4"/>&lt;/Card&gt;</text:p>
      <text:p text:style-name="P10"><text:s text:c="4"/>&lt;/li&gt;</text:p>
      <text:p text:style-name="P10">&lt;/Col&gt;</text:p>
      <text:p text:style-name="P10"/>
      <text:p text:style-name="P10"/>
      <text:p text:style-name="P10"><text:s text:c="6"/>)</text:p>
      <text:p text:style-name="P10"><text:s text:c="2"/>}</text:p>
      <text:p text:style-name="P10">}</text:p>
      <text:p text:style-name="P10"/>
      <text:p text:style-name="P10">export default City</text:p>
      <text:p text:style-name="P10"/>
      <text:p text:style-name="P5"/>
      <text:p text:style-name="P5"/>
      <text:p text:style-name="P4"/>
      <text:p text:style-name="P8">src/component/<text:span text:style-name="T2">CityInfo</text:span>.js</text:p>
      <text:p text:style-name="P8"/>
      <text:p text:style-name="P10">import React, {Component} from 'react'</text:p>
      <text:p text:style-name="P10">import {Col,Card,Button,Modal} from 'react-materialize';</text:p>
      <text:p text:style-name="P10">import CityModel from '../models/City';</text:p>
      <text:p text:style-name="P10">import PostForm from './PostForm';</text:p>
      <text:p text:style-name="P10"/>
      <text:p text:style-name="P10">class CityInfo extends Component {</text:p>
      <text:p text:style-name="P10"><text:s text:c="2"/>constructor(props){</text:p>
      <text:p text:style-name="P10"><text:s text:c="4"/>super(props);</text:p>
      <text:p text:style-name="P10"><text:s text:c="4"/>this.state = {</text:p>
      <text:p text:style-name="P10"><text:s text:c="6"/>id:this.props.city,</text:p>
      <text:p text:style-name="P10"><text:s text:c="6"/>city:''</text:p>
      <text:p text:style-name="P10"><text:s text:c="4"/>}</text:p>
      <text:p text:style-name="P10"><text:s text:c="4"/>this.cityInfo=this.cityInfo.bind(this);</text:p>
      <text:p text:style-name="P10"><text:s text:c="2"/>}</text:p>
      <text:p text:style-name="P10"><text:s text:c="2"/>componentWillMount(){</text:p>
      <text:p text:style-name="P10"><text:soft-page-break/><text:s text:c="4"/>this.cityInfo(this.state.id);</text:p>
      <text:p text:style-name="P10"><text:s text:c="2"/>}</text:p>
      <text:p text:style-name="P10"><text:s text:c="4"/>cityInfo(id){</text:p>
      <text:p text:style-name="P10"><text:s text:c="6"/>CityModel.city(id).then((response) =&gt;{</text:p>
      <text:p text:style-name="P10"><text:s text:c="8"/>this.setState({</text:p>
      <text:p text:style-name="P10"><text:s text:c="10"/>id:id,</text:p>
      <text:p text:style-name="P10"><text:s text:c="10"/>city:response.data.city</text:p>
      <text:p text:style-name="P10"><text:s text:c="8"/>})</text:p>
      <text:p text:style-name="P10"><text:s text:c="6"/>})</text:p>
      <text:p text:style-name="P10"/>
      <text:p text:style-name="P10"><text:s text:c="4"/>}</text:p>
      <text:p text:style-name="P10"/>
      <text:p text:style-name="P10"><text:s text:c="2"/>render(){</text:p>
      <text:p text:style-name="P10"><text:s text:c="4"/>this.props.city != this.state.id ? this.cityInfo(this.props.city) : null;</text:p>
      <text:p text:style-name="P10"><text:s text:c="4"/>console.log(this.state.city.img);</text:p>
      <text:p text:style-name="P10"><text:s text:c="6"/>return (</text:p>
      <text:p text:style-name="P10"><text:s text:c="8"/>&lt;Col s={12}&gt;</text:p>
      <text:p text:style-name="P10"><text:s text:c="8"/>&lt;Col s={6} &gt;</text:p>
      <text:p text:style-name="P10"><text:s text:c="8"/>&lt;h2&gt;{this.state.city.name}&lt;/h2&gt;</text:p>
      <text:p text:style-name="P10"><text:s text:c="8"/>&lt;/Col&gt;&lt;Col s={6} &gt;</text:p>
      <text:p text:style-name="P10"><text:s text:c="9"/>&lt;img className='img-responsive small'src={this.state.city.img} /&gt;</text:p>
      <text:p text:style-name="P10"><text:s text:c="9"/>&lt;/Col&gt;</text:p>
      <text:p text:style-name="P10"><text:s text:c="9"/>&lt;Col s={8}&gt;</text:p>
      <text:p text:style-name="P10"><text:s text:c="9"/>&lt;Modal</text:p>
      <text:p text:style-name="P10"><text:s text:c="2"/>header='Post'</text:p>
      <text:p text:style-name="P10"><text:s text:c="2"/>trigger={ <text:s text:c="8"/>&lt;Button floating large className='red right' waves='light' icon='add' /&gt;</text:p>
      <text:p text:style-name="P10">}&gt;</text:p>
      <text:p text:style-name="P10">&lt;PostForm city={this.state.id} cities={this.props.cities}/&gt;</text:p>
      <text:p text:style-name="P10">&lt;/Modal&gt;</text:p>
      <text:p text:style-name="P10"><text:s text:c="9"/>&lt;/Col&gt;</text:p>
      <text:p text:style-name="P10"><text:s text:c="7"/>&lt;/Col&gt;</text:p>
      <text:p text:style-name="P10"/>
      <text:p text:style-name="P10"/>
      <text:p text:style-name="P10"><text:s text:c="6"/>)</text:p>
      <text:p text:style-name="P10"><text:s text:c="2"/>}</text:p>
      <text:p text:style-name="P10">}</text:p>
      <text:p text:style-name="P10"/>
      <text:p text:style-name="P10">export default CityInfo</text:p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8"><text:soft-page-break/>src/component/C<text:span text:style-name="T2">ontent</text:span>.js</text:p>
      <text:p text:style-name="P8"/>
      <text:p text:style-name="P10">import React, {Component} from 'react'</text:p>
      <text:p text:style-name="P10">import {Col,Card,Row} from 'react-materialize';</text:p>
      <text:p text:style-name="P10">import CitiesList from './CitiesList';</text:p>
      <text:p text:style-name="P10">import PostContainer from './PostContainer';</text:p>
      <text:p text:style-name="P10">import CityInfo from './CityInfo';</text:p>
      <text:p text:style-name="P10">import CityModel from '../models/City';</text:p>
      <text:p text:style-name="P10">class Content extends Component {</text:p>
      <text:p text:style-name="P10"><text:s text:c="2"/>constructor(props){</text:p>
      <text:p text:style-name="P10"><text:s text:c="4"/>super(props);</text:p>
      <text:p text:style-name="P10"><text:s text:c="4"/>this.state={</text:p>
      <text:p text:style-name="P10"><text:s text:c="6"/>token:this.props.token,</text:p>
      <text:p text:style-name="P10"><text:s text:c="6"/>userPosts:false,</text:p>
      <text:p text:style-name="P10"><text:s text:c="6"/>city:this.props.user.city,</text:p>
      <text:p text:style-name="P10"><text:s text:c="6"/>cities:[]</text:p>
      <text:p text:style-name="P10"/>
      <text:p text:style-name="P10"><text:s text:c="4"/>}</text:p>
      <text:p text:style-name="P10"><text:s text:c="4"/>this.getCity=this.getCity.bind(this);</text:p>
      <text:p text:style-name="P10"/>
      <text:p text:style-name="P10"><text:s text:c="2"/>}</text:p>
      <text:p text:style-name="P10"><text:s text:c="2"/>componentWillMount(){</text:p>
      <text:p text:style-name="P10"><text:s text:c="4"/>CityModel.all().then((res)=&gt; {</text:p>
      <text:p text:style-name="P10"><text:s text:c="6"/>this.setState({</text:p>
      <text:p text:style-name="P10"><text:s text:c="8"/>cities:res.data.cities</text:p>
      <text:p text:style-name="P10"><text:s text:c="6"/>})</text:p>
      <text:p text:style-name="P10"/>
      <text:p text:style-name="P10"><text:s text:c="4"/>})</text:p>
      <text:p text:style-name="P10"><text:s text:c="4"/>.catch( (err) =&gt; {</text:p>
      <text:p text:style-name="P10"><text:s text:c="6"/>console.log(err);</text:p>
      <text:p text:style-name="P10"><text:s text:c="4"/>})</text:p>
      <text:p text:style-name="P10"><text:s text:c="2"/>}</text:p>
      <text:p text:style-name="P10"><text:s text:c="2"/>getCity(city){</text:p>
      <text:p text:style-name="P10"><text:s text:c="4"/>this.setState({</text:p>
      <text:p text:style-name="P10"><text:s text:c="6"/>userPost:false,</text:p>
      <text:p text:style-name="P10"><text:s text:c="6"/>city:city</text:p>
      <text:p text:style-name="P10"><text:s text:c="4"/>})</text:p>
      <text:p text:style-name="P10"><text:s text:c="4"/>console.log(city);</text:p>
      <text:p text:style-name="P10"><text:s text:c="2"/>}</text:p>
      <text:p text:style-name="P10"><text:s text:c="2"/>render(){</text:p>
      <text:p text:style-name="P10"/>
      <text:p text:style-name="P10"><text:s text:c="6"/>return (</text:p>
      <text:p text:style-name="P10"/>
      <text:p text:style-name="P10"/>
      <text:p text:style-name="P10"><text:s text:c="2"/>&lt;Row <text:s/>className='content'&gt;</text:p>
      <text:p text:style-name="P10"><text:s text:c="2"/>&lt;Col m={3} className='city-list' &gt;</text:p>
      <text:p text:style-name="P10">&lt;CitiesList getCity={this.getCity} cities={this.state.cities} /&gt;</text:p>
      <text:p text:style-name="P10"><text:s text:c="2"/>&lt;/Col&gt;</text:p>
      <text:p text:style-name="P10"><text:soft-page-break/><text:s text:c="2"/>&lt;Col m={9}&gt;</text:p>
      <text:p text:style-name="P10"><text:s text:c="2"/>&lt;CityInfo city={this.state.city} cities={this.state.cities}/&gt;</text:p>
      <text:p text:style-name="P10"><text:s text:c="2"/>&lt; PostContainer <text:s/>token={this.state.token} userPosts={this.state.userPosts} city={this.state.city}/&gt;</text:p>
      <text:p text:style-name="P10"><text:s text:c="2"/>&lt;/Col&gt;</text:p>
      <text:p text:style-name="P10">&lt;/Row&gt;</text:p>
      <text:p text:style-name="P10">)</text:p>
      <text:p text:style-name="P10">}</text:p>
      <text:p text:style-name="P10">}</text:p>
      <text:p text:style-name="P10">export default Content;</text:p>
      <text:p text:style-name="P10"/>
      <text:p text:style-name="P5"/>
      <text:p text:style-name="P3"/>
      <text:p text:style-name="P8">src/component/<text:span text:style-name="T2">Home</text:span>.<text:span text:style-name="T2">css</text:span></text:p>
      <text:p text:style-name="P8"/>
      <text:p text:style-name="P10">body {</text:p>
      <text:p text:style-name="P10"><text:s text:c="2"/>width: 100%;</text:p>
      <text:p text:style-name="P10">}</text:p>
      <text:p text:style-name="P10"/>
      <text:p text:style-name="P10">h4 {</text:p>
      <text:p text:style-name="P10"><text:s text:c="2"/>margin-left: 16em;</text:p>
      <text:p text:style-name="P10"><text:s text:c="2"/>/* position: absolute; */</text:p>
      <text:p text:style-name="P10">}</text:p>
      <text:p text:style-name="P10"/>
      <text:p text:style-name="P10">h3 {</text:p>
      <text:p text:style-name="P10"><text:s text:c="2"/>margin-left: 2.7em;</text:p>
      <text:p text:style-name="P10">}</text:p>
      <text:p text:style-name="P10"/>
      <text:p text:style-name="P10">p {</text:p>
      <text:p text:style-name="P10"><text:s text:c="2"/>width: 70%;</text:p>
      <text:p text:style-name="P10"><text:s text:c="2"/>margin-left: 8em;</text:p>
      <text:p text:style-name="P10">}</text:p>
      <text:p text:style-name="P10"/>
      <text:p text:style-name="P5"/>
      <text:p text:style-name="P3"/>
      <text:p text:style-name="P8">src/component/<text:span text:style-name="T2">Home</text:span>.js</text:p>
      <text:p text:style-name="P8"/>
      <text:p text:style-name="P10"><text:s text:c="2"/>import React, { Component } from 'react';</text:p>
      <text:p text:style-name="P10"><text:s text:c="2"/>import '../App.css';</text:p>
      <text:p text:style-name="P10"><text:s text:c="2"/>import {Row,Col,Carousel} from 'react-materialize';</text:p>
      <text:p text:style-name="P10"><text:s text:c="2"/>// import '../style.css';</text:p>
      <text:p text:style-name="P10"><text:s text:c="2"/>import './Home.css'</text:p>
      <text:p text:style-name="P10"/>
      <text:p text:style-name="P10"/>
      <text:p text:style-name="P10"><text:s text:c="2"/>class Home extends Component {</text:p>
      <text:p text:style-name="P10"><text:s text:c="4"/>render() {</text:p>
      <text:p text:style-name="P10"><text:s text:c="6"/>return (</text:p>
      <text:p text:style-name="P10"><text:s text:c="8"/>&lt;div className='container'&gt;</text:p>
      <text:p text:style-name="P10"><text:soft-page-break/><text:s text:c="8"/>&lt;Row&gt;</text:p>
      <text:p text:style-name="P10"><text:s text:c="8"/>&lt;Col l={12} s={12}&gt;</text:p>
      <text:p text:style-name="P10"/>
      <text:p text:style-name="P10"><text:s text:c="16"/>&lt;Carousel options={{ fullWidth: true }} images={[</text:p>
      <text:p text:style-name="P10"><text:s text:c="10"/>'https://i.ytimg.com/vi/oi2o2r3Sgc0/maxresdefault.jpg',</text:p>
      <text:p text:style-name="P10"><text:s text:c="10"/>'https://www.telegraph.co.uk/content/dam/Travel/Destinations/North%20America/USA/California/los%20angeles/Los%20Angeles%20lead-xlarge.jpg',</text:p>
      <text:p text:style-name="P10"><text:s text:c="10"/>'https://media.apts247.info/5b/5bb81c29ec194f37bc66234964c56082/amenity_lists/community-amenities.jpg',</text:p>
      <text:p text:style-name="P10"><text:s text:c="10"/>'https://az616578.vo.msecnd.net/files/2016/02/28/635922165286429907739493334_NYC.jpg',</text:p>
      <text:p text:style-name="P10"><text:s text:c="10"/>'https://saintpaul.s3.amazonaws.com/CMS/1884/saint-paul-skyline-vsp__large-slideshow.jpg'</text:p>
      <text:p text:style-name="P10"><text:s text:c="8"/>]} /&gt;</text:p>
      <text:p text:style-name="P10"/>
      <text:p text:style-name="P10"><text:s text:c="8"/>&lt;/Col&gt;</text:p>
      <text:p text:style-name="P10"><text:s text:c="8"/>&lt;/Row&gt;</text:p>
      <text:p text:style-name="P10"/>
      <text:p text:style-name="P10"/>
      <text:p text:style-name="P10"/>
      <text:p text:style-name="P10"><text:s text:c="10"/>&lt;div&gt;</text:p>
      <text:p text:style-name="P10"><text:s text:c="10"/>&lt;h4&gt;Wayfarer is...&lt;/h4&gt;</text:p>
      <text:p text:style-name="P10"><text:s text:c="10"/>&lt;/div&gt;</text:p>
      <text:p text:style-name="P10"><text:s text:c="10"/>&lt;Row className='articles'&gt;</text:p>
      <text:p text:style-name="P10"><text:s text:c="10"/>&lt;Col s={4} &gt;</text:p>
      <text:p text:style-name="P10"><text:s text:c="10"/>&lt;h3&gt;Friendly&lt;/h3&gt;</text:p>
      <text:p text:style-name="P10"><text:s text:c="10"/>&lt;p&gt;We strive to build a wonderful, helpful community and are constantly looking for ways to improve customer service.&lt;/p&gt;</text:p>
      <text:p text:style-name="P10"><text:s text:c="10"/>&lt;/Col&gt;</text:p>
      <text:p text:style-name="P10"><text:s text:c="10"/>&lt;Col s={4} &gt;</text:p>
      <text:p text:style-name="P10"><text:s text:c="10"/>&lt;h3&gt;Informative&lt;/h3&gt;</text:p>
      <text:p text:style-name="P10"><text:s text:c="10"/>&lt;p&gt;We are determined to build a community filled with knowledgeable people, so that we can help provide the most useful tips to other travelers.&lt;/p&gt;</text:p>
      <text:p text:style-name="P10"><text:s text:c="10"/>&lt;/Col&gt;</text:p>
      <text:p text:style-name="P10"><text:s text:c="10"/>&lt;Col s={4} &gt;</text:p>
      <text:p text:style-name="P10"><text:s text:c="10"/>&lt;h3&gt;Fun&lt;/h3&gt;</text:p>
      <text:p text:style-name="P10"><text:s text:c="10"/>&lt;p&gt;We aim to make the Wayfarer website fun to use, so that customers can bond with others about their favorite locations.&lt;/p&gt;</text:p>
      <text:p text:style-name="P10"><text:s text:c="10"/>&lt;/Col&gt;</text:p>
      <text:p text:style-name="P10"><text:s text:c="10"/>&lt;/Row&gt;</text:p>
      <text:p text:style-name="P10"><text:s text:c="8"/>&lt;/div&gt;</text:p>
      <text:p text:style-name="P10"><text:s text:c="6"/>);</text:p>
      <text:p text:style-name="P10"><text:s text:c="4"/>}</text:p>
      <text:p text:style-name="P10"><text:s text:c="2"/>}</text:p>
      <text:p text:style-name="P10"/>
      <text:p text:style-name="P10"><text:s text:c="2"/>export default Home;</text:p>
      <text:p text:style-name="P8"><text:soft-page-break/>src/component/<text:span text:style-name="T2">Login</text:span>.js</text:p>
      <text:p text:style-name="P8"/>
      <text:p text:style-name="P10">import React, { Component } from 'react';</text:p>
      <text:p text:style-name="P10">import {Row, Input,Button,Icon,Col} from 'react-materialize';</text:p>
      <text:p text:style-name="P10">import User from '../models/User';</text:p>
      <text:p text:style-name="P10">class Login extends Component {</text:p>
      <text:p text:style-name="P10"><text:s text:c="2"/>constructor(props){</text:p>
      <text:p text:style-name="P10"><text:s text:c="4"/>super(props);</text:p>
      <text:p text:style-name="P10"><text:s text:c="4"/>this.state={</text:p>
      <text:p text:style-name="P10"><text:s text:c="6"/>email:'',</text:p>
      <text:p text:style-name="P10"><text:s text:c="6"/>password:'',</text:p>
      <text:p text:style-name="P10"><text:s text:c="6"/>connected:this.props.connected</text:p>
      <text:p text:style-name="P10"><text:s text:c="4"/>};</text:p>
      <text:p text:style-name="P10"><text:s text:c="4"/>this.onLogin=this.onLogin.bind(this);</text:p>
      <text:p text:style-name="P10"><text:s text:c="4"/>this.setPassword=this.setPassword.bind(this);</text:p>
      <text:p text:style-name="P10"><text:s text:c="4"/>this.setEmail=this.setEmail.bind(this);</text:p>
      <text:p text:style-name="P10"><text:s text:c="2"/>}</text:p>
      <text:p text:style-name="P10"><text:s text:c="2"/>onLogin(){</text:p>
      <text:p text:style-name="P10"><text:s text:c="4"/>let user = this.state;</text:p>
      <text:p text:style-name="P10"><text:s text:c="2"/>User.login(user).then( (res) =&gt; {</text:p>
      <text:p text:style-name="P10"><text:s text:c="4"/>this.setState({</text:p>
      <text:p text:style-name="P10"><text:s text:c="6"/>connected:true</text:p>
      <text:p text:style-name="P10"><text:s text:c="4"/>})</text:p>
      <text:p text:style-name="P10"><text:s text:c="4"/>this.props.login(res.data.token,res.data.user);</text:p>
      <text:p text:style-name="P10"><text:s text:c="2"/>}).catch( (err) =&gt; {</text:p>
      <text:p text:style-name="P10"><text:s text:c="4"/>console.log(err);</text:p>
      <text:p text:style-name="P10"><text:s text:c="2"/>});</text:p>
      <text:p text:style-name="P10"><text:s text:c="2"/>}</text:p>
      <text:p text:style-name="P10"><text:s text:c="2"/>setEmail (ev){</text:p>
      <text:p text:style-name="P10"><text:s text:c="4"/>this.setState({</text:p>
      <text:p text:style-name="P10"><text:s text:c="6"/>email: ev.target.value</text:p>
      <text:p text:style-name="P10"><text:s text:c="4"/>});</text:p>
      <text:p text:style-name="P10"/>
      <text:p text:style-name="P10"/>
      <text:p text:style-name="P10"><text:s text:c="2"/>}</text:p>
      <text:p text:style-name="P10"><text:s text:c="2"/>setPassword (ev) {</text:p>
      <text:p text:style-name="P10"><text:s text:c="4"/>this.setState({</text:p>
      <text:p text:style-name="P10"><text:s text:c="6"/>password: ev.target.value</text:p>
      <text:p text:style-name="P10"><text:s text:c="4"/>});</text:p>
      <text:p text:style-name="P10"/>
      <text:p text:style-name="P10"><text:s text:c="2"/>}</text:p>
      <text:p text:style-name="P10"/>
      <text:p text:style-name="P10"><text:s text:c="2"/>render() {</text:p>
      <text:p text:style-name="P10"><text:s text:c="4"/>if(this.props.connected){</text:p>
      <text:p text:style-name="P10"/>
      <text:p text:style-name="P10"><text:s text:c="6"/>this.props.history.push('/');</text:p>
      <text:p text:style-name="P10"><text:s text:c="4"/>}</text:p>
      <text:p text:style-name="P10"><text:s text:c="4"/>return (</text:p>
      <text:p text:style-name="P10"><text:soft-page-break/></text:p>
      <text:p text:style-name="P10"><text:s text:c="6"/>&lt;Row&gt;</text:p>
      <text:p text:style-name="P10"/>
      <text:p text:style-name="P10"><text:s text:c="6"/>&lt;Input type="email" label="Email" s={12} vale={this.state.email} onChange={this.setEmail} /&gt;</text:p>
      <text:p text:style-name="P10"><text:s text:c="6"/>&lt;Input type="password" label="password" s={12} vale={this.state.password} onChange={this.setPassword}/&gt;</text:p>
      <text:p text:style-name="P10"><text:s text:c="6"/>&lt;Col s={12} offset='s5' <text:s/>&gt;</text:p>
      <text:p text:style-name="P10"><text:s text:c="6"/>&lt;Button waves='light' onClick={this.onLogin}&gt;Login&lt;Icon left&gt;send&lt;/Icon&gt;&lt;/Button&gt;</text:p>
      <text:p text:style-name="P10"><text:s text:c="6"/>&lt;/Col&gt;</text:p>
      <text:p text:style-name="P10"><text:s text:c="6"/>&lt;/Row&gt;</text:p>
      <text:p text:style-name="P10"/>
      <text:p text:style-name="P10"><text:s text:c="4"/>);</text:p>
      <text:p text:style-name="P10"><text:s text:c="2"/>}</text:p>
      <text:p text:style-name="P10">}</text:p>
      <text:p text:style-name="P10"/>
      <text:p text:style-name="P10"/>
      <text:p text:style-name="P10">export default Login;</text:p>
      <text:p text:style-name="P10"/>
      <text:p text:style-name="P5"/>
      <text:p text:style-name="P3"/>
      <text:p text:style-name="P8">src/component/<text:span text:style-name="T2">nav</text:span>.<text:span text:style-name="T2">css</text:span></text:p>
      <text:p text:style-name="P8"/>
      <text:p text:style-name="P10">.sign-up {</text:p>
      <text:p text:style-name="P10"><text:s text:c="2"/>margin-right: 8em;</text:p>
      <text:p text:style-name="P10">}</text:p>
      <text:p text:style-name="P10"/>
      <text:p text:style-name="P10">.nav a {</text:p>
      <text:p text:style-name="P10"><text:s text:c="2"/>font-size: 20px;</text:p>
      <text:p text:style-name="P10">}</text:p>
      <text:p text:style-name="P10"/>
      <text:p text:style-name="P10">.nav {</text:p>
      <text:p text:style-name="P10"><text:s text:c="2"/>height:4em;</text:p>
      <text:p text:style-name="P10"><text:s text:c="2"/>background-color: #26a69a;</text:p>
      <text:p text:style-name="P10">}</text:p>
      <text:p text:style-name="P10"/>
      <text:p text:style-name="P10">.brand-logo {</text:p>
      <text:p text:style-name="P10"><text:s text:c="2"/>margin-left: 5em;</text:p>
      <text:p text:style-name="P10">}</text:p>
      <text:p text:style-name="P10"/>
      <text:p text:style-name="P5"/>
      <text:p text:style-name="P3"/>
      <text:p text:style-name="P8"/>
      <text:p text:style-name="P8"/>
      <text:p text:style-name="P8"/>
      <text:p text:style-name="P8"/>
      <text:p text:style-name="P8"/>
      <text:p text:style-name="P8"><text:soft-page-break/>src/component/<text:span text:style-name="T2">Nav</text:span>.js</text:p>
      <text:p text:style-name="P3"/>
      <text:p text:style-name="P10">import React, { Component } from 'react';</text:p>
      <text:p text:style-name="P10">import {Navbar, NavItem,Modal,Button} from 'react-materialize';</text:p>
      <text:p text:style-name="P10">import Login from './Login';</text:p>
      <text:p text:style-name="P10">import Signup from './Signup';</text:p>
      <text:p text:style-name="P10">import './nav.css';</text:p>
      <text:p text:style-name="P10">class Nav extends Component {</text:p>
      <text:p text:style-name="P10"><text:s text:c="2"/>constructor(props){</text:p>
      <text:p text:style-name="P10"><text:s text:c="4"/>super(props);</text:p>
      <text:p text:style-name="P10"><text:s text:c="4"/>this.state={</text:p>
      <text:p text:style-name="P10"><text:s text:c="6"/>connected:this.props.connected</text:p>
      <text:p text:style-name="P10"><text:s text:c="4"/>}</text:p>
      <text:p text:style-name="P10"><text:s text:c="4"/>this.logout=this.logout.bind(this);</text:p>
      <text:p text:style-name="P10"/>
      <text:p text:style-name="P10"><text:s text:c="2"/>}</text:p>
      <text:p text:style-name="P10"><text:s text:c="2"/>logout(props){</text:p>
      <text:p text:style-name="P10"><text:s text:c="4"/>this.props.logout();</text:p>
      <text:p text:style-name="P10"><text:s text:c="2"/>}</text:p>
      <text:p text:style-name="P10"><text:s text:c="2"/>render() {</text:p>
      <text:p text:style-name="P10"><text:s text:c="2"/>let el= !this.props.connected ? (&lt;ul&gt;</text:p>
      <text:p text:style-name="P10"><text:s text:c="4"/>&lt;li&gt;</text:p>
      <text:p text:style-name="P10"><text:s text:c="6"/>&lt;NavItem&gt;&lt;Modal id='loginModal'</text:p>
      <text:p text:style-name="P10"><text:s text:c="6"/>header={'login'}</text:p>
      <text:p text:style-name="P10"><text:s text:c="6"/>trigger={&lt;Button&gt;login&lt;/Button&gt;}&gt;</text:p>
      <text:p text:style-name="P10"><text:s text:c="6"/>&lt;Login login={this.props.login} /&gt;</text:p>
      <text:p text:style-name="P10"><text:s text:c="4"/>&lt;/Modal&gt;&lt;/NavItem&gt;</text:p>
      <text:p text:style-name="P10"><text:s text:c="4"/>&lt;/li&gt;</text:p>
      <text:p text:style-name="P10"><text:s text:c="4"/>&lt;li&gt;</text:p>
      <text:p text:style-name="P10"><text:s text:c="6"/>&lt;NavItem&gt;&lt;Modal id='signupModal'</text:p>
      <text:p text:style-name="P10"><text:s text:c="6"/>header={'signup'}</text:p>
      <text:p text:style-name="P10"><text:s text:c="6"/>trigger={&lt;Button&gt;signup&lt;/Button&gt;}&gt;</text:p>
      <text:p text:style-name="P10"><text:s text:c="6"/>&lt;Signup signup={this.props.signup} /&gt;</text:p>
      <text:p text:style-name="P10"><text:s text:c="4"/>&lt;/Modal&gt;&lt;/NavItem&gt;</text:p>
      <text:p text:style-name="P10"><text:s text:c="4"/>&lt;/li&gt;</text:p>
      <text:p text:style-name="P10"><text:s text:c="2"/>&lt;/ul&gt;) : (&lt;ul&gt;</text:p>
      <text:p text:style-name="P10"><text:s text:c="4"/>&lt;li&gt;</text:p>
      <text:p text:style-name="P10"><text:s text:c="6"/>&lt;NavItem <text:s/>href="/profile"&gt;{this.props.user.firstname+' '+this.props.user.lastname} &lt;/NavItem&gt;</text:p>
      <text:p text:style-name="P10"><text:s text:c="4"/>&lt;/li&gt;</text:p>
      <text:p text:style-name="P10"><text:s text:c="4"/>&lt;li&gt;</text:p>
      <text:p text:style-name="P10"><text:s text:c="6"/>&lt;NavItem href="/posts"&gt;Posts&lt;/NavItem&gt;</text:p>
      <text:p text:style-name="P10"><text:s text:c="4"/>&lt;/li&gt;</text:p>
      <text:p text:style-name="P10"><text:s text:c="4"/>&lt;li&gt;</text:p>
      <text:p text:style-name="P10"><text:s text:c="6"/>&lt;NavItem <text:s/>onClick={this.logout}&gt;logout&lt;/NavItem&gt;</text:p>
      <text:p text:style-name="P10"><text:s text:c="4"/>&lt;/li&gt;</text:p>
      <text:p text:style-name="P10"><text:s text:c="2"/>&lt;/ul&gt;)</text:p>
      <text:p text:style-name="P10"><text:s text:c="4"/>return (</text:p>
      <text:p text:style-name="P10"><text:soft-page-break/>&lt;Navbar fixed={true} href='/profile' className="nav" brand={this.props.connected ? &lt;img src={ this.props.user.img ? this.props.user.img :'https://thevoicefinder.com/wp-content/themes/the-voice-finder/images/default-img.png'} className='navlogo'/&gt; : 'Wayfarer' } right&gt;</text:p>
      <text:p text:style-name="P10"><text:s text:c="2"/>{el}</text:p>
      <text:p text:style-name="P10">&lt;/Navbar&gt;</text:p>
      <text:p text:style-name="P10"/>
      <text:p text:style-name="P10">)}</text:p>
      <text:p text:style-name="P10">}</text:p>
      <text:p text:style-name="P10"/>
      <text:p text:style-name="P10">export default Nav;</text:p>
      <text:p text:style-name="P10"/>
      <text:p text:style-name="P5"/>
      <text:p text:style-name="P5"/>
      <text:p text:style-name="P8">src/component/<text:span text:style-name="T2">Post</text:span>.js</text:p>
      <text:p text:style-name="P8"/>
      <text:p text:style-name="P10">import React, { Component } from 'react';</text:p>
      <text:p text:style-name="P10">import {Col,Card,CardTitle,Modal,Button} from 'react-materialize';</text:p>
      <text:p text:style-name="P10"/>
      <text:p text:style-name="P10"/>
      <text:p text:style-name="P10">class Post extends Component {</text:p>
      <text:p text:style-name="P10"/>
      <text:p text:style-name="P10"><text:s text:c="2"/>render(){</text:p>
      <text:p text:style-name="P10"><text:s text:c="2"/>return ( &lt;Col s={12}&gt;</text:p>
      <text:p text:style-name="P10"><text:s text:c="4"/>&lt;li&gt;</text:p>
      <text:p text:style-name="P10"/>
      <text:p text:style-name="P10">&lt;Card style={{height:'25vh'}}header={&lt;CardTitle <text:s text:c="2"/>waves='light'/&gt;}</text:p>
      <text:p text:style-name="P10"><text:s text:c="4"/>title={this.props.post.title}</text:p>
      <text:p text:style-name="P10"><text:s text:c="4"/>&gt;</text:p>
      <text:p text:style-name="P10"><text:s text:c="4"/>&lt;p&gt;{this.props.post.body.substring(0,300)} .... <text:s text:c="3"/>&lt;Modal</text:p>
      <text:p text:style-name="P10"><text:s text:c="4"/>header={this.props.post.title}</text:p>
      <text:p text:style-name="P10"><text:s text:c="4"/>trigger={&lt;Button&gt;Read More&lt;/Button&gt;}&gt;</text:p>
      <text:p text:style-name="P10"><text:s text:c="4"/>&lt;p&gt;{this.props.post.body}&lt;/p&gt;</text:p>
      <text:p text:style-name="P10"><text:s text:c="2"/>&lt;/Modal&gt;&lt;/p&gt;</text:p>
      <text:p text:style-name="P10">&lt;/Card&gt;</text:p>
      <text:p text:style-name="P10">&lt;/li&gt;</text:p>
      <text:p text:style-name="P10">&lt;/Col&gt;)</text:p>
      <text:p text:style-name="P10"><text:s text:c="2"/>}</text:p>
      <text:p text:style-name="P10">}</text:p>
      <text:p text:style-name="P10">export default Post</text:p>
      <text:p text:style-name="P10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8"><text:soft-page-break/>src/component/<text:span text:style-name="T2">PostContainer</text:span>.js</text:p>
      <text:p text:style-name="P8"/>
      <text:p text:style-name="P11">import React, { Component } from 'react';</text:p>
      <text:p text:style-name="P11"/>
      <text:p text:style-name="P11">import PostModel from '../models/Post';</text:p>
      <text:p text:style-name="P11">import Post from './Post';</text:p>
      <text:p text:style-name="P11">import {Row,Col,Pagination} from 'react-materialize';</text:p>
      <text:p text:style-name="P11">class PostContainer extends Component {</text:p>
      <text:p text:style-name="P11"><text:s text:c="2"/>constructor(props){</text:p>
      <text:p text:style-name="P11"><text:s text:c="4"/>super(props);</text:p>
      <text:p text:style-name="P11"><text:s text:c="4"/>this.state={</text:p>
      <text:p text:style-name="P11"><text:s text:c="6"/>token:this.props.token,</text:p>
      <text:p text:style-name="P11"><text:s text:c="6"/>posts:[],</text:p>
      <text:p text:style-name="P11"><text:s text:c="6"/>userPosts: this.props.userPosts,</text:p>
      <text:p text:style-name="P11"><text:s text:c="6"/>city:this.props.city,</text:p>
      <text:p text:style-name="P11"><text:s text:c="6"/>length:0,</text:p>
      <text:p text:style-name="P11"><text:s text:c="6"/>index:0</text:p>
      <text:p text:style-name="P11"><text:s text:c="4"/>};</text:p>
      <text:p text:style-name="P11"><text:s text:c="4"/>this.getCity=this.getCity.bind(this);</text:p>
      <text:p text:style-name="P11"><text:s text:c="2"/>}</text:p>
      <text:p text:style-name="P11"><text:s text:c="4"/>componentWillMount(){</text:p>
      <text:p text:style-name="P11"><text:s text:c="6"/>if(this.state.userPosts){</text:p>
      <text:p text:style-name="P11"><text:s text:c="6"/>PostModel.userPost(this.state.token).then((res) =&gt;{</text:p>
      <text:p text:style-name="P11"><text:s text:c="8"/>this.setState({</text:p>
      <text:p text:style-name="P11"><text:s text:c="10"/>posts:res.data.posts,</text:p>
      <text:p text:style-name="P11"><text:s text:c="10"/>length:res.data.posts.length</text:p>
      <text:p text:style-name="P11"><text:s text:c="8"/>})</text:p>
      <text:p text:style-name="P11"><text:s text:c="6"/>})</text:p>
      <text:p text:style-name="P11"><text:s text:c="4"/>}else if(this.state.city){</text:p>
      <text:p text:style-name="P11"/>
      <text:p text:style-name="P11"><text:s text:c="6"/>PostModel.cityPost(this.state.token,this.props.city).then((res) =&gt;{</text:p>
      <text:p text:style-name="P11"><text:s text:c="8"/>this.setState({</text:p>
      <text:p text:style-name="P11"><text:s text:c="10"/>posts:res.data.posts,</text:p>
      <text:p text:style-name="P11"><text:s text:c="10"/>length:res.data.posts.length</text:p>
      <text:p text:style-name="P11"><text:s text:c="8"/>})</text:p>
      <text:p text:style-name="P11"><text:s text:c="6"/>});</text:p>
      <text:p text:style-name="P11"><text:s text:c="4"/>}</text:p>
      <text:p text:style-name="P11"><text:s text:c="4"/>}</text:p>
      <text:p text:style-name="P11"><text:s text:c="4"/>getCity(id){</text:p>
      <text:p text:style-name="P11"><text:s text:c="6"/>PostModel.cityPost(this.state.token,id).then((res) =&gt;{</text:p>
      <text:p text:style-name="P11"><text:s text:c="8"/>this.setState({</text:p>
      <text:p text:style-name="P11"><text:s text:c="10"/>city:id,</text:p>
      <text:p text:style-name="P11"><text:s text:c="10"/>posts:res.data.posts,</text:p>
      <text:p text:style-name="P11"><text:s text:c="10"/>length:res.data.posts.length</text:p>
      <text:p text:style-name="P11"><text:s text:c="8"/>})</text:p>
      <text:p text:style-name="P11"/>
      <text:p text:style-name="P11"><text:s text:c="4"/>})</text:p>
      <text:p text:style-name="P11"><text:s text:c="2"/>}</text:p>
      <text:p text:style-name="P11"><text:soft-page-break/></text:p>
      <text:p text:style-name="P11"><text:s text:c="4"/>render(){</text:p>
      <text:p text:style-name="P11"><text:s text:c="6"/>this.props.city != this.state.city ?</text:p>
      <text:p text:style-name="P11"><text:s text:c="8"/>this.getCity(this.props.city) : null;</text:p>
      <text:p text:style-name="P11"><text:s text:c="6"/>let posts=this.state.posts.map((post,index) =&gt; {</text:p>
      <text:p text:style-name="P11"><text:s text:c="8"/>return (&lt;Post post={post} key={index+1} /&gt;)</text:p>
      <text:p text:style-name="P11"><text:s text:c="6"/>}</text:p>
      <text:p text:style-name="P11"><text:s text:c="4"/>)</text:p>
      <text:p text:style-name="P11"><text:s text:c="4"/>let display=posts.slice(this.state.index*2,this.state.index*2+2);</text:p>
      <text:p text:style-name="P11"><text:s text:c="6"/>return (</text:p>
      <text:p text:style-name="P11"><text:s text:c="8"/>&lt; Col m={8} &gt;</text:p>
      <text:p text:style-name="P11"/>
      <text:p text:style-name="P11"><text:s text:c="8"/>&lt;ul&gt;</text:p>
      <text:p text:style-name="P11"><text:s text:c="2"/>&lt;Pagination items={this.state.length % 2 == 0 ? Math.floor(this.state.length/2) : Math.floor(this.state.length/2)+1 } activePage={1} maxButtons={10} <text:s text:c="2"/>onSelect={(ev) =&gt; {</text:p>
      <text:p text:style-name="P11"/>
      <text:p text:style-name="P11">this.setState({</text:p>
      <text:p text:style-name="P11"><text:s text:c="2"/>index:ev-1</text:p>
      <text:p text:style-name="P11">})</text:p>
      <text:p text:style-name="P11"><text:s text:c="2"/>}} /&gt;</text:p>
      <text:p text:style-name="P11"/>
      <text:p text:style-name="P11">{display}</text:p>
      <text:p text:style-name="P11"><text:s text:c="8"/>&lt;/ul&gt;</text:p>
      <text:p text:style-name="P11"/>
      <text:p text:style-name="P11"><text:s text:c="8"/>&lt;/Col&gt;</text:p>
      <text:p text:style-name="P11"><text:s text:c="6"/>);</text:p>
      <text:p text:style-name="P11"><text:s text:c="4"/>}</text:p>
      <text:p text:style-name="P11">}</text:p>
      <text:p text:style-name="P11">export default PostContainer</text:p>
      <text:p text:style-name="P11"/>
      <text:p text:style-name="P6"/>
      <text:p text:style-name="P6"/>
      <text:p text:style-name="P11">import React, { Component } from 'react';</text:p>
      <text:p text:style-name="P11"/>
      <text:p text:style-name="P11">import PostModel from '../models/Post';</text:p>
      <text:p text:style-name="P11">import Post from './Post';</text:p>
      <text:p text:style-name="P11">import {Row,Col,Pagination} from 'react-materialize';</text:p>
      <text:p text:style-name="P11">class PostContainer extends Component {</text:p>
      <text:p text:style-name="P11"><text:s text:c="2"/>constructor(props){</text:p>
      <text:p text:style-name="P11"><text:s text:c="4"/>super(props);</text:p>
      <text:p text:style-name="P11"><text:s text:c="4"/>this.state={</text:p>
      <text:p text:style-name="P11"><text:s text:c="6"/>token:this.props.token,</text:p>
      <text:p text:style-name="P11"><text:s text:c="6"/>posts:[],</text:p>
      <text:p text:style-name="P11"><text:s text:c="6"/>userPosts: this.props.userPosts,</text:p>
      <text:p text:style-name="P11"><text:s text:c="6"/>city:this.props.city,</text:p>
      <text:p text:style-name="P11"><text:s text:c="6"/>length:0,</text:p>
      <text:p text:style-name="P11"><text:s text:c="6"/>index:0</text:p>
      <text:p text:style-name="P11"><text:soft-page-break/><text:s text:c="4"/>};</text:p>
      <text:p text:style-name="P11"><text:s text:c="4"/>this.getCity=this.getCity.bind(this);</text:p>
      <text:p text:style-name="P11"><text:s text:c="2"/>}</text:p>
      <text:p text:style-name="P11"><text:s text:c="4"/>componentWillMount(){</text:p>
      <text:p text:style-name="P11"><text:s text:c="6"/>if(this.state.userPosts){</text:p>
      <text:p text:style-name="P11"><text:s text:c="6"/>PostModel.userPost(this.state.token).then((res) =&gt;{</text:p>
      <text:p text:style-name="P11"><text:s text:c="8"/>this.setState({</text:p>
      <text:p text:style-name="P11"><text:s text:c="10"/>posts:res.data.posts,</text:p>
      <text:p text:style-name="P11"><text:s text:c="10"/>length:res.data.posts.length</text:p>
      <text:p text:style-name="P11"><text:s text:c="8"/>})</text:p>
      <text:p text:style-name="P11"><text:s text:c="6"/>})</text:p>
      <text:p text:style-name="P11"><text:s text:c="4"/>}else if(this.state.city){</text:p>
      <text:p text:style-name="P11"/>
      <text:p text:style-name="P11"><text:s text:c="6"/>PostModel.cityPost(this.state.token,this.props.city).then((res) =&gt;{</text:p>
      <text:p text:style-name="P11"><text:s text:c="8"/>this.setState({</text:p>
      <text:p text:style-name="P11"><text:s text:c="10"/>posts:res.data.posts,</text:p>
      <text:p text:style-name="P11"><text:s text:c="10"/>length:res.data.posts.length</text:p>
      <text:p text:style-name="P11"><text:s text:c="8"/>})</text:p>
      <text:p text:style-name="P11"><text:s text:c="6"/>});</text:p>
      <text:p text:style-name="P11"><text:s text:c="4"/>}</text:p>
      <text:p text:style-name="P11"><text:s text:c="4"/>}</text:p>
      <text:p text:style-name="P11"><text:s text:c="4"/>getCity(id){</text:p>
      <text:p text:style-name="P11"><text:s text:c="6"/>PostModel.cityPost(this.state.token,id).then((res) =&gt;{</text:p>
      <text:p text:style-name="P11"><text:s text:c="8"/>this.setState({</text:p>
      <text:p text:style-name="P11"><text:s text:c="10"/>city:id,</text:p>
      <text:p text:style-name="P11"><text:s text:c="10"/>posts:res.data.posts,</text:p>
      <text:p text:style-name="P11"><text:s text:c="10"/>length:res.data.posts.length</text:p>
      <text:p text:style-name="P11"><text:s text:c="8"/>})</text:p>
      <text:p text:style-name="P11"/>
      <text:p text:style-name="P11"><text:s text:c="4"/>})</text:p>
      <text:p text:style-name="P11"><text:s text:c="2"/>}</text:p>
      <text:p text:style-name="P11"/>
      <text:p text:style-name="P11"><text:s text:c="4"/>render(){</text:p>
      <text:p text:style-name="P11"><text:s text:c="6"/>this.props.city != this.state.city ?</text:p>
      <text:p text:style-name="P11"><text:s text:c="8"/>this.getCity(this.props.city) : null;</text:p>
      <text:p text:style-name="P11"><text:s text:c="6"/>let posts=this.state.posts.map((post,index) =&gt; {</text:p>
      <text:p text:style-name="P11"><text:s text:c="8"/>return (&lt;Post post={post} key={index+1} /&gt;)</text:p>
      <text:p text:style-name="P11"><text:s text:c="6"/>}</text:p>
      <text:p text:style-name="P11"><text:s text:c="4"/>)</text:p>
      <text:p text:style-name="P11"><text:s text:c="4"/>let display=posts.slice(this.state.index*2,this.state.index*2+2);</text:p>
      <text:p text:style-name="P11"><text:s text:c="6"/>return (</text:p>
      <text:p text:style-name="P11"><text:s text:c="8"/>&lt; Col m={8} &gt;</text:p>
      <text:p text:style-name="P11"/>
      <text:p text:style-name="P11"><text:s text:c="8"/>&lt;ul&gt;</text:p>
      <text:p text:style-name="P11"><text:s text:c="2"/>&lt;Pagination items={this.state.length % 2 == 0 ? Math.floor(this.state.length/2) : Math.floor(this.state.length/2)+1 } activePage={1} maxButtons={10} <text:s text:c="2"/>onSelect={(ev) =&gt; {</text:p>
      <text:p text:style-name="P11"/>
      <text:p text:style-name="P11"><text:soft-page-break/>this.setState({</text:p>
      <text:p text:style-name="P11"><text:s text:c="2"/>index:ev-1</text:p>
      <text:p text:style-name="P11">})</text:p>
      <text:p text:style-name="P11"><text:s text:c="2"/>}} /&gt;</text:p>
      <text:p text:style-name="P11"/>
      <text:p text:style-name="P11">{display}</text:p>
      <text:p text:style-name="P11"><text:s text:c="8"/>&lt;/ul&gt;</text:p>
      <text:p text:style-name="P11"/>
      <text:p text:style-name="P11"><text:s text:c="8"/>&lt;/Col&gt;</text:p>
      <text:p text:style-name="P11"><text:s text:c="6"/>);</text:p>
      <text:p text:style-name="P11"><text:s text:c="4"/>}</text:p>
      <text:p text:style-name="P11">}</text:p>
      <text:p text:style-name="P11">export default PostContainer</text:p>
      <text:p text:style-name="P11"/>
      <text:p text:style-name="P7"/>
      <text:p text:style-name="P3"/>
      <text:p text:style-name="P8">src/component/<text:span text:style-name="T2">PostForm</text:span>.js</text:p>
      <text:p text:style-name="P8"/>
      <text:p text:style-name="P11">import React, { Component } from 'react';</text:p>
      <text:p text:style-name="P11">import {Row, Input,Button,Icon,Col} from 'react-materialize';</text:p>
      <text:p text:style-name="P11">class PostForm extends Component {</text:p>
      <text:p text:style-name="P11"><text:s text:c="2"/>constructor(props){</text:p>
      <text:p text:style-name="P11"><text:s text:c="4"/>super(props);</text:p>
      <text:p text:style-name="P11"><text:s text:c="4"/>this.state={</text:p>
      <text:p text:style-name="P11"><text:s text:c="6"/>title:'',</text:p>
      <text:p text:style-name="P11"><text:s text:c="6"/>body:'',</text:p>
      <text:p text:style-name="P11"><text:s text:c="6"/>city:this.props.city,</text:p>
      <text:p text:style-name="P11"><text:s text:c="4"/>}</text:p>
      <text:p text:style-name="P11"><text:s text:c="2"/>}</text:p>
      <text:p text:style-name="P11"><text:s text:c="2"/>render(){</text:p>
      <text:p text:style-name="P11"/>
      <text:p text:style-name="P11"><text:s text:c="4"/>let citieslist=this.props.cities.map((city) =&gt; {</text:p>
      <text:p text:style-name="P11"><text:s text:c="6"/>return(</text:p>
      <text:p text:style-name="P11"><text:s text:c="8"/>&lt;option value={city._id}&gt;{city.name}&lt;/option&gt;</text:p>
      <text:p text:style-name="P11"/>
      <text:p text:style-name="P11"><text:s text:c="6"/>);</text:p>
      <text:p text:style-name="P11"><text:s text:c="4"/>});</text:p>
      <text:p text:style-name="P11"><text:s text:c="4"/>return(</text:p>
      <text:p text:style-name="P11"><text:s text:c="6"/>&lt;Row&gt;</text:p>
      <text:p text:style-name="P11"/>
      <text:p text:style-name="P11"><text:s text:c="6"/>&lt;Input type="text" label="title" s={12} <text:s/>onChange={this.setTitle} /&gt;</text:p>
      <text:p text:style-name="P11"><text:s text:c="6"/>&lt;Input s={12} type='select' label='select a city' defaultValue={this.props.city} onChange={(ev) =&gt; this.setSelect}&gt;</text:p>
      <text:p text:style-name="P11"><text:s text:c="6"/>{citieslist}</text:p>
      <text:p text:style-name="P11"><text:s text:c="6"/>&lt;/Input&gt;</text:p>
      <text:p text:style-name="P11"><text:s text:c="6"/>&lt;Input type='textarea' s={6} label='body' onChane={this.setBody}/&gt;</text:p>
      <text:p text:style-name="P11"><text:s text:c="6"/>&lt;Col s={12} offset='s5' <text:s/>&gt;</text:p>
      <text:p text:style-name="P11"><text:soft-page-break/><text:s text:c="6"/>&lt;Button waves='light' onClick={this.onLogin}&gt;Login&lt;Icon left&gt;send&lt;/Icon&gt;&lt;/Button&gt;</text:p>
      <text:p text:style-name="P11"><text:s text:c="6"/>&lt;/Col&gt;</text:p>
      <text:p text:style-name="P11"><text:s text:c="6"/>&lt;/Row&gt;</text:p>
      <text:p text:style-name="P11"><text:s text:c="4"/>)</text:p>
      <text:p text:style-name="P11"><text:s text:c="2"/>}</text:p>
      <text:p text:style-name="P11">}</text:p>
      <text:p text:style-name="P11"/>
      <text:p text:style-name="P11">export default PostForm;</text:p>
      <text:p text:style-name="P11"/>
      <text:p text:style-name="P3"/>
      <text:p text:style-name="P3"/>
      <text:p text:style-name="P8">src/component/<text:span text:style-name="T2">Profile</text:span>.js</text:p>
      <text:p text:style-name="P8"/>
      <text:p text:style-name="P11">import React, { Component } from 'react';</text:p>
      <text:p text:style-name="P11">import PostModel from '../models/Post';</text:p>
      <text:p text:style-name="P11">import Post from './Post';</text:p>
      <text:p text:style-name="P11">import {Row,Col,Pagination} from 'react-materialize';</text:p>
      <text:p text:style-name="P11">import ProfileForm from './ProfileForm';</text:p>
      <text:p text:style-name="P11">import ProfileForm2 from './ProfileForm2';</text:p>
      <text:p text:style-name="P11"/>
      <text:p text:style-name="P11">class Profile extends Component {</text:p>
      <text:p text:style-name="P11"><text:s text:c="2"/>constructor(props){</text:p>
      <text:p text:style-name="P11"><text:s text:c="4"/>super(props);</text:p>
      <text:p text:style-name="P11"><text:s text:c="4"/>super();</text:p>
      <text:p text:style-name="P11"><text:s text:c="4"/>this.deleteProfile = this.deleteProfile.bind(this);</text:p>
      <text:p text:style-name="P11"><text:s text:c="4"/>this.editProfile = this.editProfile.bind(this);</text:p>
      <text:p text:style-name="P11"><text:s text:c="4"/>}</text:p>
      <text:p text:style-name="P11"/>
      <text:p text:style-name="P11"><text:s text:c="4"/>deleteProfile() {</text:p>
      <text:p text:style-name="P11"><text:s text:c="4"/>this.props.onDeleteProfile(this.props.profile);</text:p>
      <text:p text:style-name="P11"><text:s text:c="4"/>}</text:p>
      <text:p text:style-name="P11"/>
      <text:p text:style-name="P11"><text:s text:c="4"/>editProfile() {</text:p>
      <text:p text:style-name="P11"><text:s text:c="4"/>this.props.onEditProfile(this.props.profile)</text:p>
      <text:p text:style-name="P11"><text:s text:c="4"/>}</text:p>
      <text:p text:style-name="P11"/>
      <text:p text:style-name="P11"/>
      <text:p text:style-name="P11"><text:s text:c="4"/>render(){</text:p>
      <text:p text:style-name="P11"/>
      <text:p text:style-name="P11"/>
      <text:p text:style-name="P11"><text:s text:c="6"/>return (</text:p>
      <text:p text:style-name="P11"><text:s text:c="8"/>&lt;Row clasName="profile-container"&gt;</text:p>
      <text:p text:style-name="P11"><text:s text:c="10"/>&lt;Col m={6}&gt;</text:p>
      <text:p text:style-name="P11"><text:s text:c="12"/>&lt;h5&gt;User Profile&lt;/h5&gt;</text:p>
      <text:p text:style-name="P11"><text:s text:c="12"/>&lt;p&gt;Name: {this.props.user.firstname+' '+this.props.user.lastname}&lt;/p&gt;</text:p>
      <text:p text:style-name="P11"><text:s text:c="13"/>&lt;p&gt;Email: {this.props.user.email}&lt;/p&gt;</text:p>
      <text:p text:style-name="P11"><text:s text:c="13"/>&lt;p&gt;City: {this.props.user.city}&lt;/p&gt;</text:p>
      <text:p text:style-name="P11"><text:soft-page-break/><text:s text:c="13"/>&lt;p&gt;Date Joined: {this.props.user.dateJoined}&lt;/p&gt;</text:p>
      <text:p text:style-name="P11"/>
      <text:p text:style-name="P11"><text:s text:c="10"/>&lt;/Col&gt;</text:p>
      <text:p text:style-name="P11"><text:s text:c="10"/>&lt;ProfileForm onUpdateProfile={this.props.onUpdateProfile}/&gt;</text:p>
      <text:p text:style-name="P11"><text:s text:c="10"/>&lt;ProfileForm2 user={this.props.user}/&gt;</text:p>
      <text:p text:style-name="P11"/>
      <text:p text:style-name="P11"><text:s text:c="8"/>&lt;/Row&gt;</text:p>
      <text:p text:style-name="P11"/>
      <text:p text:style-name="P11"><text:s text:c="6"/>);</text:p>
      <text:p text:style-name="P11"><text:s text:c="4"/>}</text:p>
      <text:p text:style-name="P11">}</text:p>
      <text:p text:style-name="P11">export default Profile</text:p>
      <text:p text:style-name="P12"/>
      <text:p text:style-name="P3"/>
      <text:p text:style-name="P3"/>
      <text:p text:style-name="P8">src/component/<text:span text:style-name="T2">ProfileForm</text:span>.js</text:p>
      <text:p text:style-name="P8"/>
      <text:p text:style-name="P3"/>
      <text:p text:style-name="P11">import React, {Component} from 'react'</text:p>
      <text:p text:style-name="P11"/>
      <text:p text:style-name="P11">class ProfileForm extends Component {</text:p>
      <text:p text:style-name="P11"><text:s text:c="2"/>constructor(props){</text:p>
      <text:p text:style-name="P11"><text:s text:c="4"/>super(props);</text:p>
      <text:p text:style-name="P11"><text:s text:c="4"/>this.state={</text:p>
      <text:p text:style-name="P11"><text:s text:c="6"/>token:this.props.token,</text:p>
      <text:p text:style-name="P11"><text:s text:c="6"/>posts:[],</text:p>
      <text:p text:style-name="P11"><text:s text:c="6"/>firstname: this.props.firstname,</text:p>
      <text:p text:style-name="P11"><text:s text:c="6"/>city:this.props.city,</text:p>
      <text:p text:style-name="P11"><text:s text:c="6"/>length:0,</text:p>
      <text:p text:style-name="P11"><text:s text:c="6"/>index:0</text:p>
      <text:p text:style-name="P11"><text:s text:c="4"/>};</text:p>
      <text:p text:style-name="P11"><text:s text:c="4"/>this.onChange = this.onChange.bind(this);</text:p>
      <text:p text:style-name="P11"><text:s text:c="4"/>this.onSubmit = this.onSubmit.bind(this);</text:p>
      <text:p text:style-name="P11"><text:s text:c="2"/>}</text:p>
      <text:p text:style-name="P11"><text:s text:c="2"/>onChange(event) {</text:p>
      <text:p text:style-name="P11"><text:s text:c="4"/>this.setState({</text:p>
      <text:p text:style-name="P11"><text:s text:c="6"/>firstname: event.target.value</text:p>
      <text:p text:style-name="P11"><text:s text:c="4"/>})</text:p>
      <text:p text:style-name="P11"><text:s text:c="2"/>}</text:p>
      <text:p text:style-name="P11"><text:s text:c="2"/>onSubmit(event){</text:p>
      <text:p text:style-name="P11"><text:s text:c="4"/>event.preventDefault()</text:p>
      <text:p text:style-name="P11"><text:s text:c="4"/>var firstname = this.state.firstname</text:p>
      <text:p text:style-name="P11"><text:s text:c="4"/>this.props.onUpdateProfile(firstname)</text:p>
      <text:p text:style-name="P11"><text:s text:c="4"/>this.setState({</text:p>
      <text:p text:style-name="P11"><text:s text:c="6"/>firstname: ""</text:p>
      <text:p text:style-name="P11"><text:s text:c="4"/>})</text:p>
      <text:p text:style-name="P11"><text:s text:c="2"/>}</text:p>
      <text:p text:style-name="P11"><text:s text:c="2"/>render(){</text:p>
      <text:p text:style-name="P11"><text:soft-page-break/><text:s text:c="4"/>return (</text:p>
      <text:p text:style-name="P11"><text:s text:c="6"/>&lt;div className='nameForm'&gt;</text:p>
      <text:p text:style-name="P11"><text:s text:c="8"/>&lt;form onSubmit={ this.onSubmit }&gt;</text:p>
      <text:p text:style-name="P11"><text:s text:c="10"/>&lt;input</text:p>
      <text:p text:style-name="P11"><text:s text:c="12"/>autoFocus={this.props.autoFocus}</text:p>
      <text:p text:style-name="P11"><text:s text:c="12"/>onChange={ this.onChange }</text:p>
      <text:p text:style-name="P11"><text:s text:c="12"/>placeholder='Write a name here ...'</text:p>
      <text:p text:style-name="P11"><text:s text:c="12"/>type='text'</text:p>
      <text:p text:style-name="P11"><text:s text:c="12"/>value={(this.state.firstname) || ''} /&gt;</text:p>
      <text:p text:style-name="P11"/>
      <text:p text:style-name="P11"><text:s text:c="10"/>&lt;button type='submit'&gt;{this.props.buttonName}&lt;/button&gt;</text:p>
      <text:p text:style-name="P11"><text:s text:c="8"/>&lt;/form&gt;</text:p>
      <text:p text:style-name="P11"><text:s text:c="6"/>&lt;/div&gt;</text:p>
      <text:p text:style-name="P11"><text:s text:c="4"/>)</text:p>
      <text:p text:style-name="P11"><text:s text:c="2"/>}</text:p>
      <text:p text:style-name="P11">}</text:p>
      <text:p text:style-name="P11"/>
      <text:p text:style-name="P11">export default ProfileForm</text:p>
      <text:p text:style-name="P11"/>
      <text:p text:style-name="P6"/>
      <text:p text:style-name="P6"/>
      <text:p text:style-name="P3"/>
      <text:p text:style-name="P3"/>
      <text:p text:style-name="P8">src/component/<text:span text:style-name="T2">ProfileForm2</text:span>.js</text:p>
      <text:p text:style-name="P8"/>
      <text:p text:style-name="P11">import React, {Component} from 'react'</text:p>
      <text:p text:style-name="P11"/>
      <text:p text:style-name="P11">class ProfileForm2 extends Component {</text:p>
      <text:p text:style-name="P11"><text:s text:c="2"/>constructor(props){</text:p>
      <text:p text:style-name="P11"><text:s text:c="4"/>super(props);</text:p>
      <text:p text:style-name="P11"><text:s text:c="4"/>// this.state={</text:p>
      <text:p text:style-name="P11"><text:s text:c="4"/>// <text:s text:c="2"/>token:this.props.token,</text:p>
      <text:p text:style-name="P11"><text:s text:c="4"/>// <text:s text:c="2"/>firstname: this.props.firstname,</text:p>
      <text:p text:style-name="P11"><text:s text:c="4"/>// <text:s text:c="2"/>lastname: this.props.lastname,</text:p>
      <text:p text:style-name="P11"><text:s text:c="4"/>// <text:s text:c="2"/>email: this.props.email,</text:p>
      <text:p text:style-name="P11"><text:s text:c="4"/>// <text:s text:c="2"/>city: this.props.city</text:p>
      <text:p text:style-name="P11"><text:s text:c="4"/>//</text:p>
      <text:p text:style-name="P11"><text:s text:c="4"/>// };</text:p>
      <text:p text:style-name="P11"/>
      <text:p text:style-name="P11"><text:s text:c="4"/>}</text:p>
      <text:p text:style-name="P11"/>
      <text:p text:style-name="P11">handleChangeFor = (propertyName) =&gt; (event) =&gt; {</text:p>
      <text:p text:style-name="P11"><text:s text:c="4"/>const { user } = this.state;</text:p>
      <text:p text:style-name="P11"><text:s text:c="4"/>const newContact = {</text:p>
      <text:p text:style-name="P11"><text:s text:c="6"/>...user,</text:p>
      <text:p text:style-name="P11"><text:s text:c="6"/>[propertyName]: event.target.value</text:p>
      <text:p text:style-name="P11"><text:s text:c="4"/>};</text:p>
      <text:p text:style-name="P11"><text:s text:c="4"/>this.setState({ user: newContact });</text:p>
      <text:p text:style-name="P11"><text:soft-page-break/><text:s text:c="2"/>}</text:p>
      <text:p text:style-name="P11"/>
      <text:p text:style-name="P11"><text:s text:c="2"/>render() {</text:p>
      <text:p text:style-name="P11"><text:s text:c="4"/>return (</text:p>
      <text:p text:style-name="P11"><text:s text:c="6"/>&lt;div&gt;</text:p>
      <text:p text:style-name="P11"/>
      <text:p text:style-name="P11"><text:s text:c="6"/>&lt;/div&gt;</text:p>
      <text:p text:style-name="P11"><text:s text:c="4"/>);</text:p>
      <text:p text:style-name="P11"><text:s text:c="2"/>}</text:p>
      <text:p text:style-name="P11">}</text:p>
      <text:p text:style-name="P11"/>
      <text:p text:style-name="P11">export default ProfileForm2</text:p>
      <text:p text:style-name="P11"/>
      <text:p text:style-name="P6"/>
      <text:p text:style-name="P6"/>
      <text:p text:style-name="P3"/>
      <text:p text:style-name="P8">src/component/<text:span text:style-name="T2">Signup</text:span>.js</text:p>
      <text:p text:style-name="P8"/>
      <text:p text:style-name="P11">import React, { Component } from 'react';</text:p>
      <text:p text:style-name="P11">import {Row, Input,Button,Icon,Col} from 'react-materialize';</text:p>
      <text:p text:style-name="P11">import User from '../models/User';</text:p>
      <text:p text:style-name="P11"/>
      <text:p text:style-name="P11">class Signup extends Component {</text:p>
      <text:p text:style-name="P11"><text:s text:c="2"/>constructor(props){</text:p>
      <text:p text:style-name="P11"><text:s text:c="4"/>super(props);</text:p>
      <text:p text:style-name="P11"><text:s text:c="4"/>this.state={</text:p>
      <text:p text:style-name="P11"><text:s text:c="6"/>firstname:'',</text:p>
      <text:p text:style-name="P11"><text:s text:c="6"/>lastname:'',</text:p>
      <text:p text:style-name="P11"><text:s text:c="6"/>email:'',</text:p>
      <text:p text:style-name="P11"><text:s text:c="6"/>password:'',</text:p>
      <text:p text:style-name="P11"><text:s text:c="6"/>city:'',</text:p>
      <text:p text:style-name="P11"><text:s text:c="6"/>connected:this.props.connected</text:p>
      <text:p text:style-name="P11"><text:s text:c="4"/>};</text:p>
      <text:p text:style-name="P11"><text:s text:c="4"/>this.handleSignup=this.handleSignup.bind(this);</text:p>
      <text:p text:style-name="P11"><text:s text:c="4"/>// this.setPassword=this.setPassword.bind(this);</text:p>
      <text:p text:style-name="P11"><text:s text:c="4"/>// this.setEmail=this.setEmail.bind(this);</text:p>
      <text:p text:style-name="P11"><text:s text:c="2"/>}</text:p>
      <text:p text:style-name="P11"><text:s text:c="2"/>handleSignup () {</text:p>
      <text:p text:style-name="P11"><text:s text:c="7"/>let formData = {</text:p>
      <text:p text:style-name="P11"><text:s text:c="11"/>firstname: this.refs.firstname.value,</text:p>
      <text:p text:style-name="P11"><text:s text:c="11"/>lastname: this.refs.lastname.value,</text:p>
      <text:p text:style-name="P11"><text:s text:c="11"/>email: this.refs.email.value,</text:p>
      <text:p text:style-name="P11"><text:s text:c="11"/>password: this.refs.password.value,</text:p>
      <text:p text:style-name="P11"><text:s text:c="11"/>city: this.refs.city.value,</text:p>
      <text:p text:style-name="P11"><text:s text:c="7"/>};</text:p>
      <text:p text:style-name="P11"><text:s text:c="7"/>this.props.authenticate(formData);</text:p>
      <text:p text:style-name="P11"><text:s text:c="7"/>console.log("formData",formData);</text:p>
      <text:p text:style-name="P11"><text:s text:c="3"/>}</text:p>
      <text:p text:style-name="P11"><text:soft-page-break/></text:p>
      <text:p text:style-name="P11"><text:s text:c="2"/>// onSignup(){</text:p>
      <text:p text:style-name="P11"><text:s text:c="2"/>// <text:s text:c="2"/>let user = this.state;</text:p>
      <text:p text:style-name="P11"><text:s text:c="2"/>// User.login(user).then( (res) =&gt; {</text:p>
      <text:p text:style-name="P11"><text:s text:c="2"/>// <text:s text:c="2"/>this.setState({</text:p>
      <text:p text:style-name="P11"><text:s text:c="2"/>// <text:s text:c="4"/>connected:true</text:p>
      <text:p text:style-name="P11"><text:s text:c="2"/>// <text:s text:c="2"/>})</text:p>
      <text:p text:style-name="P11"><text:s text:c="2"/>// <text:s text:c="2"/>this.props.login(res.data.token,res.data.user);</text:p>
      <text:p text:style-name="P11"><text:s text:c="2"/>// }).catch( (err) =&gt; {</text:p>
      <text:p text:style-name="P11"><text:s text:c="2"/>// <text:s text:c="2"/>console.log(err);</text:p>
      <text:p text:style-name="P11"><text:s text:c="2"/>// });</text:p>
      <text:p text:style-name="P11"><text:s text:c="2"/>// }</text:p>
      <text:p text:style-name="P11"/>
      <text:p text:style-name="P11"><text:s text:c="2"/>// handleChangeFor = (propertyName) =&gt; (event) =&gt; {</text:p>
      <text:p text:style-name="P11"><text:s text:c="2"/>// <text:s text:c="4"/>const { user } = this.state;</text:p>
      <text:p text:style-name="P11"><text:s text:c="2"/>// <text:s text:c="4"/>const newUser = {</text:p>
      <text:p text:style-name="P11"><text:s text:c="2"/>// <text:s text:c="6"/>...user,</text:p>
      <text:p text:style-name="P11"><text:s text:c="2"/>// <text:s text:c="6"/>[propertyName]: event.target.value</text:p>
      <text:p text:style-name="P11"><text:s text:c="2"/>// <text:s text:c="4"/>};</text:p>
      <text:p text:style-name="P11"><text:s text:c="2"/>// <text:s text:c="4"/>this.setState({ user: newUser });</text:p>
      <text:p text:style-name="P11"><text:s text:c="2"/>// <text:s text:c="4"/>UserModel.user</text:p>
      <text:p text:style-name="P11"><text:s text:c="2"/>// <text:s text:c="4"/>(this.state.token).then((res) =&gt;{</text:p>
      <text:p text:style-name="P11"><text:s text:c="2"/>// <text:s text:c="6"/>this.setState({</text:p>
      <text:p text:style-name="P11"><text:s text:c="2"/>// <text:s text:c="8"/>posts:res.data.posts,</text:p>
      <text:p text:style-name="P11"><text:s text:c="2"/>// <text:s text:c="8"/>length:res.data.posts.length</text:p>
      <text:p text:style-name="P11"><text:s text:c="2"/>// <text:s text:c="6"/>})</text:p>
      <text:p text:style-name="P11"><text:s text:c="2"/>// <text:s text:c="4"/>})</text:p>
      <text:p text:style-name="P11"><text:s text:c="2"/>// <text:s text:c="2"/>}</text:p>
      <text:p text:style-name="P11"><text:s text:c="2"/>//</text:p>
      <text:p text:style-name="P11"><text:s text:c="2"/>// setEmail (ev){</text:p>
      <text:p text:style-name="P11"><text:s text:c="2"/>// <text:s text:c="2"/>this.setState({</text:p>
      <text:p text:style-name="P11"><text:s text:c="2"/>// <text:s text:c="4"/>email: ev.target.value</text:p>
      <text:p text:style-name="P11"><text:s text:c="2"/>// <text:s text:c="2"/>});</text:p>
      <text:p text:style-name="P11"><text:s text:c="2"/>//</text:p>
      <text:p text:style-name="P11"><text:s text:c="2"/>//</text:p>
      <text:p text:style-name="P11"><text:s text:c="2"/>// }</text:p>
      <text:p text:style-name="P11"><text:s text:c="2"/>// setPassword (ev) {</text:p>
      <text:p text:style-name="P11"><text:s text:c="2"/>// <text:s text:c="2"/>this.setState({</text:p>
      <text:p text:style-name="P11"><text:s text:c="2"/>// <text:s text:c="4"/>password: ev.target.value</text:p>
      <text:p text:style-name="P11"><text:s text:c="2"/>// <text:s text:c="2"/>});</text:p>
      <text:p text:style-name="P11"><text:s text:c="2"/>//</text:p>
      <text:p text:style-name="P11"><text:s text:c="2"/>// }</text:p>
      <text:p text:style-name="P11"/>
      <text:p text:style-name="P11"><text:s text:c="2"/>render() {</text:p>
      <text:p text:style-name="P11"><text:s text:c="4"/>if(this.props.connected){</text:p>
      <text:p text:style-name="P11"/>
      <text:p text:style-name="P11"><text:s text:c="6"/>this.props.history.push('/signup');</text:p>
      <text:p text:style-name="P11"><text:s text:c="4"/>}</text:p>
      <text:p text:style-name="P11"><text:soft-page-break/><text:s text:c="4"/>return (</text:p>
      <text:p text:style-name="P11"/>
      <text:p text:style-name="P11"><text:s text:c="6"/>&lt;Row&gt;</text:p>
      <text:p text:style-name="P11"/>
      <text:p text:style-name="P11"><text:s text:c="8"/>&lt;form onSubmit={ this.handleLogin }&gt;</text:p>
      <text:p text:style-name="P11"><text:s text:c="8"/>&lt;input type="text" ref="username" placeholder="FirstName" s={12} /&gt;</text:p>
      <text:p text:style-name="P11"><text:s text:c="8"/>&lt;input type="text" ref="lastname" placeholder="LastName" s={12} /&gt;</text:p>
      <text:p text:style-name="P11"><text:s text:c="8"/>&lt;input type="email" ref="email" placeholder="Email" s={12} /&gt;</text:p>
      <text:p text:style-name="P11"><text:s text:c="8"/>&lt;input type="password" placeholder="password" s={12} /&gt;</text:p>
      <text:p text:style-name="P11"><text:s text:c="8"/>&lt;input type="text" placeholder="city" s={12} /&gt;</text:p>
      <text:p text:style-name="P11"><text:s text:c="8"/>&lt;Col s={12} offset='s5' <text:s/>&gt;</text:p>
      <text:p text:style-name="P11"><text:s text:c="8"/>&lt;Button waves='light' &gt;Signup&lt;Icon left&gt;send&lt;/Icon&gt;&lt;/Button&gt;</text:p>
      <text:p text:style-name="P11"/>
      <text:p text:style-name="P11"><text:s text:c="6"/>&lt;/Col&gt;</text:p>
      <text:p text:style-name="P11"><text:s text:c="6"/>&lt;/form&gt;</text:p>
      <text:p text:style-name="P11"><text:s text:c="6"/>&lt;/Row&gt;</text:p>
      <text:p text:style-name="P11"/>
      <text:p text:style-name="P11"><text:s text:c="4"/>);</text:p>
      <text:p text:style-name="P11"><text:s text:c="2"/>}</text:p>
      <text:p text:style-name="P11">}</text:p>
      <text:p text:style-name="P11"/>
      <text:p text:style-name="P11"/>
      <text:p text:style-name="P11">export default Signup;</text:p>
      <text:p text:style-name="P11"/>
      <text:p text:style-name="P6"/>
      <text:p text:style-name="P6"/>
      <text:p text:style-name="P9">src/models/City.js</text:p>
      <text:p text:style-name="P9"/>
      <text:p text:style-name="P11">import axios from 'axios';</text:p>
      <text:p text:style-name="P11">class CityModel{</text:p>
      <text:p text:style-name="P11"><text:s text:c="2"/>static all(){</text:p>
      <text:p text:style-name="P11"><text:s text:c="4"/>let req=axios.get('http://localhost:3000/city');</text:p>
      <text:p text:style-name="P11"><text:s text:c="4"/>return req;</text:p>
      <text:p text:style-name="P11"><text:s text:c="2"/>}</text:p>
      <text:p text:style-name="P11"><text:s text:c="2"/>static city(id){</text:p>
      <text:p text:style-name="P11"><text:s text:c="4"/>let req=axios.get(`http://localhost:3000/city/${id}/info`);</text:p>
      <text:p text:style-name="P11"><text:s text:c="4"/>return req;</text:p>
      <text:p text:style-name="P11"><text:s text:c="2"/>}</text:p>
      <text:p text:style-name="P11"/>
      <text:p text:style-name="P11">}</text:p>
      <text:p text:style-name="P11">export default CityModel</text:p>
      <text:p text:style-name="P11"/>
      <text:p text:style-name="P11"/>
      <text:p text:style-name="P11"/>
      <text:p text:style-name="P11"/>
      <text:p text:style-name="P11">src/models/Post.js</text:p>
      <text:p text:style-name="P11"/>
      <text:p text:style-name="P11">import axios from 'axios';</text:p>
      <text:p text:style-name="P11"><text:soft-page-break/>class PostModel{</text:p>
      <text:p text:style-name="P11"><text:s text:c="2"/>static allPost(token){</text:p>
      <text:p text:style-name="P11"><text:s text:c="4"/>let req = axios({</text:p>
      <text:p text:style-name="P11"><text:s text:c="4"/>method: 'GET',</text:p>
      <text:p text:style-name="P11"><text:s text:c="4"/>url: 'http://localhost:3000/api/posts',</text:p>
      <text:p text:style-name="P11"><text:s text:c="4"/>headers:{</text:p>
      <text:p text:style-name="P11"><text:s text:c="6"/>'Content-Type': 'application/x-www-form-urlencoded',</text:p>
      <text:p text:style-name="P11"><text:s text:c="6"/>'token':token</text:p>
      <text:p text:style-name="P11"><text:s text:c="4"/>}</text:p>
      <text:p text:style-name="P11"/>
      <text:p text:style-name="P11"><text:s text:c="5"/>});</text:p>
      <text:p text:style-name="P11"><text:s text:c="4"/>return req;</text:p>
      <text:p text:style-name="P11"><text:s text:c="2"/>}</text:p>
      <text:p text:style-name="P11"><text:s text:c="2"/>static userPost(token){</text:p>
      <text:p text:style-name="P11"><text:s text:c="4"/>let req = axios({</text:p>
      <text:p text:style-name="P11"><text:s text:c="4"/>method: 'GET',</text:p>
      <text:p text:style-name="P11"><text:s text:c="4"/>url: 'http://localhost:3000/api/user/posts',</text:p>
      <text:p text:style-name="P11"><text:s text:c="4"/>headers:{</text:p>
      <text:p text:style-name="P11"><text:s text:c="6"/>'Content-Type': 'application/x-www-form-urlencoded',</text:p>
      <text:p text:style-name="P11"><text:s text:c="6"/>'token':token</text:p>
      <text:p text:style-name="P11"><text:s text:c="4"/>}</text:p>
      <text:p text:style-name="P11"/>
      <text:p text:style-name="P11"><text:s text:c="5"/>});</text:p>
      <text:p text:style-name="P11"><text:s text:c="4"/>return req;</text:p>
      <text:p text:style-name="P11"><text:s text:c="2"/>}</text:p>
      <text:p text:style-name="P11"><text:s text:c="2"/>static cityPost(token,id){</text:p>
      <text:p text:style-name="P11"><text:s text:c="4"/>let req = axios({</text:p>
      <text:p text:style-name="P11"><text:s text:c="4"/>method: 'GET',</text:p>
      <text:p text:style-name="P11"><text:s text:c="4"/>url: `http://localhost:3000/api/city/${id}/posts`,</text:p>
      <text:p text:style-name="P11"><text:s text:c="4"/>headers:{</text:p>
      <text:p text:style-name="P11"><text:s text:c="6"/>'Content-Type': 'application/x-www-form-urlencoded',</text:p>
      <text:p text:style-name="P11"><text:s text:c="6"/>'token':token</text:p>
      <text:p text:style-name="P11"><text:s text:c="4"/>}</text:p>
      <text:p text:style-name="P11"/>
      <text:p text:style-name="P11"><text:s text:c="5"/>});</text:p>
      <text:p text:style-name="P11"><text:s text:c="4"/>return req;</text:p>
      <text:p text:style-name="P11"/>
      <text:p text:style-name="P11"><text:s text:c="2"/>}</text:p>
      <text:p text:style-name="P11"/>
      <text:p text:style-name="P11">}</text:p>
      <text:p text:style-name="P11">export default PostModel</text:p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9"><text:soft-page-break/>src/models/User.js</text:p>
      <text:p text:style-name="P9"/>
      <text:p text:style-name="P11">import axios from 'axios';</text:p>
      <text:p text:style-name="P11">class User {</text:p>
      <text:p text:style-name="P11"><text:s text:c="2"/>static login(user){</text:p>
      <text:p text:style-name="P11"/>
      <text:p text:style-name="P11"><text:s text:c="2"/>let request = axios.post("http://localhost:3000/auth/login",user);</text:p>
      <text:p text:style-name="P11"><text:s text:c="2"/>return request;</text:p>
      <text:p text:style-name="P11"/>
      <text:p text:style-name="P11">}</text:p>
      <text:p text:style-name="P11">}</text:p>
      <text:p text:style-name="P11">export default User</text:p>
      <text:p text:style-name="P11"/>
      <text:p text:style-name="P6"/>
      <text:p text:style-name="P6"/>
      <text:p text:style-name="P6"/>
      <text:p text:style-name="P9">src/App.css</text:p>
      <text:p text:style-name="P6"/>
      <text:p text:style-name="P11">.App {</text:p>
      <text:p text:style-name="P11"><text:s text:c="2"/>text-align: center;</text:p>
      <text:p text:style-name="P11">}</text:p>
      <text:p text:style-name="P11"/>
      <text:p text:style-name="P11">.App-logo {</text:p>
      <text:p text:style-name="P11"><text:s text:c="2"/>animation: App-logo-spin infinite 20s linear;</text:p>
      <text:p text:style-name="P11"><text:s text:c="2"/>height: 80px;</text:p>
      <text:p text:style-name="P11">}</text:p>
      <text:p text:style-name="P11"/>
      <text:p text:style-name="P11">.App-header {</text:p>
      <text:p text:style-name="P11"><text:s text:c="2"/>background-color: #222;</text:p>
      <text:p text:style-name="P11"><text:s text:c="2"/>height: 150px;</text:p>
      <text:p text:style-name="P11"><text:s text:c="2"/>padding: 20px;</text:p>
      <text:p text:style-name="P11"><text:s text:c="2"/>color: white;</text:p>
      <text:p text:style-name="P11">}</text:p>
      <text:p text:style-name="P11"/>
      <text:p text:style-name="P11">.App-title {</text:p>
      <text:p text:style-name="P11"><text:s text:c="2"/>font-size: 1.5em;</text:p>
      <text:p text:style-name="P11">}</text:p>
      <text:p text:style-name="P11"/>
      <text:p text:style-name="P11">.App-intro {</text:p>
      <text:p text:style-name="P11"><text:s text:c="2"/>font-size: large;</text:p>
      <text:p text:style-name="P11">}</text:p>
      <text:p text:style-name="P11">.city-list{</text:p>
      <text:p text:style-name="P11"><text:s text:c="5"/>overflow: auto;</text:p>
      <text:p text:style-name="P11"><text:s text:c="5"/>height: 100vh;</text:p>
      <text:p text:style-name="P11">}</text:p>
      <text:p text:style-name="P11"/>
      <text:p text:style-name="P11">.navlogo{</text:p>
      <text:p text:style-name="P11"><text:s text:c="2"/>height:60px;</text:p>
      <text:p text:style-name="P11"><text:soft-page-break/><text:s text:c="2"/>width:60px;</text:p>
      <text:p text:style-name="P11"><text:s text:c="2"/>border-radius: 100%;</text:p>
      <text:p text:style-name="P11">}</text:p>
      <text:p text:style-name="P11">.content{</text:p>
      <text:p text:style-name="P11"><text:s text:c="2"/>height:100vh;</text:p>
      <text:p text:style-name="P11"><text:s text:c="2"/>overflow: auto;</text:p>
      <text:p text:style-name="P11">}</text:p>
      <text:p text:style-name="P11"><text:s/>img.small{</text:p>
      <text:p text:style-name="P11"><text:s text:c="2"/>height:250px;</text:p>
      <text:p text:style-name="P11">}</text:p>
      <text:p text:style-name="P11"/>
      <text:p text:style-name="P11">button.right{</text:p>
      <text:p text:style-name="P11"><text:s text:c="2"/>margin-top:1em;</text:p>
      <text:p text:style-name="P11">}</text:p>
      <text:p text:style-name="P11"/>
      <text:p text:style-name="P11">@keyframes App-logo-spin {</text:p>
      <text:p text:style-name="P11"><text:s text:c="2"/>from { transform: rotate(0deg); }</text:p>
      <text:p text:style-name="P11"><text:s text:c="2"/>to { transform: rotate(360deg); }</text:p>
      <text:p text:style-name="P11">}</text:p>
      <text:p text:style-name="P11"/>
      <text:p text:style-name="P6"/>
      <text:p text:style-name="P6"/>
      <text:p text:style-name="P6"/>
      <text:p text:style-name="P9">src/App.js</text:p>
      <text:p text:style-name="P9"/>
      <text:p text:style-name="P11">import React, { Component } from 'react';</text:p>
      <text:p text:style-name="P11">import './App.css';</text:p>
      <text:p text:style-name="P11">import './index.js';</text:p>
      <text:p text:style-name="P11">import {</text:p>
      <text:p text:style-name="P11"><text:s text:c="4"/>Route,</text:p>
      <text:p text:style-name="P11"><text:s text:c="4"/>Link,</text:p>
      <text:p text:style-name="P11"><text:s text:c="4"/>Switch</text:p>
      <text:p text:style-name="P11">} from 'react-router-dom';</text:p>
      <text:p text:style-name="P11">import Login from './component/Login';</text:p>
      <text:p text:style-name="P11">import Signup from './component/Signup';</text:p>
      <text:p text:style-name="P11">import Connect from './auth/connect';</text:p>
      <text:p text:style-name="P11">import Nav from './component/Nav';</text:p>
      <text:p text:style-name="P11">import Content from './component/Content';</text:p>
      <text:p text:style-name="P11">import {Row,Col} from 'react-materialize';</text:p>
      <text:p text:style-name="P11">import Home from './component/Home';</text:p>
      <text:p text:style-name="P11">import Profile from './component/Profile';</text:p>
      <text:p text:style-name="P11"/>
      <text:p text:style-name="P11"/>
      <text:p text:style-name="P11">class App extends Component {</text:p>
      <text:p text:style-name="P11"><text:s text:c="2"/>constructor(props){</text:p>
      <text:p text:style-name="P11"><text:s text:c="4"/>super(props);</text:p>
      <text:p text:style-name="P11"><text:s text:c="4"/>this.state={</text:p>
      <text:p text:style-name="P11"><text:s text:c="6"/>connected:false,</text:p>
      <text:p text:style-name="P11"><text:soft-page-break/><text:s text:c="6"/>token:'',</text:p>
      <text:p text:style-name="P11"><text:s text:c="6"/>user:{}</text:p>
      <text:p text:style-name="P11"><text:s text:c="4"/>}</text:p>
      <text:p text:style-name="P11"><text:s text:c="4"/>this.login=this.login.bind(this);</text:p>
      <text:p text:style-name="P11"><text:s text:c="2"/>}</text:p>
      <text:p text:style-name="P11"><text:s text:c="2"/>componentWillMount(){</text:p>
      <text:p text:style-name="P11"><text:s text:c="4"/>let token=localStorage.getItem('token');</text:p>
      <text:p text:style-name="P11"><text:s text:c="4"/>if(token){</text:p>
      <text:p text:style-name="P11"><text:s text:c="6"/>console.log('calling');</text:p>
      <text:p text:style-name="P11"><text:s text:c="4"/>Connect.islogged(token).then((res)=&gt;{</text:p>
      <text:p text:style-name="P11"><text:s text:c="6"/>this.setState({</text:p>
      <text:p text:style-name="P11"><text:s text:c="8"/>connected:true,</text:p>
      <text:p text:style-name="P11"><text:s text:c="8"/>user:res.data.user,</text:p>
      <text:p text:style-name="P11"><text:s text:c="8"/>token:token</text:p>
      <text:p text:style-name="P11"><text:s text:c="6"/>})</text:p>
      <text:p text:style-name="P11"/>
      <text:p text:style-name="P11"><text:s text:c="4"/>}).catch( (err) =&gt; {</text:p>
      <text:p text:style-name="P11"><text:s text:c="6"/>localStorage.removeItem("token");</text:p>
      <text:p text:style-name="P11"><text:s text:c="4"/>})</text:p>
      <text:p text:style-name="P11"><text:s text:c="2"/>}</text:p>
      <text:p text:style-name="P11"><text:s text:c="2"/>}</text:p>
      <text:p text:style-name="P11"><text:s text:c="2"/>login(token,user){</text:p>
      <text:p text:style-name="P11"><text:s text:c="4"/>this.setState({</text:p>
      <text:p text:style-name="P11"><text:s text:c="6"/>connected:true,</text:p>
      <text:p text:style-name="P11"><text:s text:c="6"/>token:token,</text:p>
      <text:p text:style-name="P11"><text:s text:c="6"/>user:user</text:p>
      <text:p text:style-name="P11"><text:s text:c="4"/>});</text:p>
      <text:p text:style-name="P11"/>
      <text:p text:style-name="P11"><text:s text:c="4"/>localStorage.setItem('token', token);</text:p>
      <text:p text:style-name="P11"><text:s text:c="4"/>console.log(this.state.token);</text:p>
      <text:p text:style-name="P11"/>
      <text:p text:style-name="P11"><text:s text:c="2"/>}</text:p>
      <text:p text:style-name="P11"><text:s text:c="2"/>logout(){</text:p>
      <text:p text:style-name="P11"><text:s text:c="4"/>localStorage.removeItem("token");</text:p>
      <text:p text:style-name="P11"><text:s text:c="4"/>this.setState({</text:p>
      <text:p text:style-name="P11"><text:s text:c="6"/>connected:false,</text:p>
      <text:p text:style-name="P11"><text:s text:c="6"/>token:'',</text:p>
      <text:p text:style-name="P11"><text:s text:c="6"/>user:{}</text:p>
      <text:p text:style-name="P11"><text:s text:c="4"/>});</text:p>
      <text:p text:style-name="P11"><text:s text:c="2"/>}</text:p>
      <text:p text:style-name="P11"><text:s text:c="2"/>render() {</text:p>
      <text:p text:style-name="P11"><text:s text:c="4"/>let content= this.state.connected ? <text:s/>( &lt;Content user={this.state.user} token={this.state.token}/&gt;</text:p>
      <text:p text:style-name="P11"><text:s text:c="4"/>) : &lt;Home /&gt;;</text:p>
      <text:p text:style-name="P11"><text:s text:c="4"/>return (</text:p>
      <text:p text:style-name="P11"><text:s text:c="6"/>&lt;div className='main'&gt;</text:p>
      <text:p text:style-name="P11"><text:s text:c="6"/>&lt;Nav connected={this.state.connected} user={this.state.user} logout={this.logout} login={this.login} <text:s/>/&gt;</text:p>
      <text:p text:style-name="P11"><text:soft-page-break/></text:p>
      <text:p text:style-name="P11"><text:s text:c="6"/>&lt;div className="container"&gt;</text:p>
      <text:p text:style-name="P11"/>
      <text:p text:style-name="P11"><text:s text:c="6"/>&lt;Switch&gt;</text:p>
      <text:p text:style-name="P11"><text:s text:c="8"/>&lt;Route path="/login" render={(props) =&gt; &lt;Login {...props} login={this.login} connected={this.state.connected}/&gt;} /&gt;</text:p>
      <text:p text:style-name="P11"/>
      <text:p text:style-name="P11"><text:s text:c="7"/>&lt;Route path="/signup" render={(props) =&gt; &lt;Signup {...props} signup={this.signup} connected={this.state.connected}/&gt;} /&gt;</text:p>
      <text:p text:style-name="P11"/>
      <text:p text:style-name="P11"><text:s text:c="6"/>&lt;/Switch&gt;</text:p>
      <text:p text:style-name="P11"/>
      <text:p text:style-name="P11"><text:s text:c="6"/>&lt;/div&gt;</text:p>
      <text:p text:style-name="P11"/>
      <text:p text:style-name="P11"><text:s text:c="8"/>{content}</text:p>
      <text:p text:style-name="P11"/>
      <text:p text:style-name="P11"/>
      <text:p text:style-name="P11"><text:s text:c="6"/>&lt;/div&gt;</text:p>
      <text:p text:style-name="P11"><text:s text:c="4"/>);</text:p>
      <text:p text:style-name="P11"><text:s text:c="2"/>}</text:p>
      <text:p text:style-name="P11">}</text:p>
      <text:p text:style-name="P11"/>
      <text:p text:style-name="P11">export default App;</text:p>
      <text:p text:style-name="P11">src/App.test.js</text:p>
      <text:p text:style-name="P11"/>
      <text:p text:style-name="P11">import React from 'react';</text:p>
      <text:p text:style-name="P11">import ReactDOM from 'react-dom';</text:p>
      <text:p text:style-name="P11">import App from './App';</text:p>
      <text:p text:style-name="P11"/>
      <text:p text:style-name="P11">it('renders without crashing', () =&gt; {</text:p>
      <text:p text:style-name="P11"><text:s text:c="2"/>const div = document.createElement('div');</text:p>
      <text:p text:style-name="P11"><text:s text:c="2"/>ReactDOM.render(&lt;App /&gt;, div);</text:p>
      <text:p text:style-name="P11"><text:s text:c="2"/>ReactDOM.unmountComponentAtNode(div);</text:p>
      <text:p text:style-name="P11">});</text:p>
      <text:p text:style-name="P11"/>
      <text:p text:style-name="P11"/>
      <text:p text:style-name="P11"/>
      <text:p text:style-name="P11">src/CitiesList.css</text:p>
      <text:p text:style-name="P11"/>
      <text:p text:style-name="P11">.city {</text:p>
      <text:p text:style-name="P11"><text:s text:c="4"/>list-style-type: none;</text:p>
      <text:p text:style-name="P11"><text:s text:c="4"/>margin: 0;</text:p>
      <text:p text:style-name="P11"><text:s text:c="4"/>padding: 0;</text:p>
      <text:p text:style-name="P11"/>
      <text:p text:style-name="P11"/>
      <text:p text:style-name="P11">}</text:p>
      <text:p text:style-name="P11"/>
      <text:p text:style-name="P11">.cities-list {</text:p>
      <text:p text:style-name="P11"><text:soft-page-break/><text:s text:c="2"/>width: 33%;</text:p>
      <text:p text:style-name="P11"><text:s text:c="2"/>background-color: #777777;</text:p>
      <text:p text:style-name="P11"/>
      <text:p text:style-name="P11">}</text:p>
      <text:p text:style-name="P11">h1 {</text:p>
      <text:p text:style-name="P11"><text:s text:c="2"/>margin: auto;</text:p>
      <text:p text:style-name="P11">}</text:p>
      <text:p text:style-name="P11">.cities-list:nth-child(3) {</text:p>
      <text:p text:style-name="P11"><text:s text:c="2"/>background-color: #ef6c4c;</text:p>
      <text:p text:style-name="P11"><text:s text:c="2"/>/* display: flex;</text:p>
      <text:p text:style-name="P11"><text:s text:c="2"/>justify-content: center;</text:p>
      <text:p text:style-name="P11"><text:s text:c="2"/>align-items: center; */</text:p>
      <text:p text:style-name="P11">}</text:p>
      <text:p text:style-name="P11">span,</text:p>
      <text:p text:style-name="P11">img {</text:p>
      <text:p text:style-name="P11"><text:s text:c="2"/>/* display: flex;</text:p>
      <text:p text:style-name="P11"><text:s text:c="2"/>justify-content: center;</text:p>
      <text:p text:style-name="P11"><text:s text:c="2"/>align-items: center; */</text:p>
      <text:p text:style-name="P11">}</text:p>
      <text:p text:style-name="P11"/>
      <text:p text:style-name="P11">img {</text:p>
      <text:p text:style-name="P11"><text:s text:c="2"/>vertical-align: middle;</text:p>
      <text:p text:style-name="P11"/>
      <text:p text:style-name="P11">}</text:p>
      <text:p text:style-name="P11">h4{</text:p>
      <text:p text:style-name="P11"><text:s text:c="2"/>/* display: inline-flex; */</text:p>
      <text:p text:style-name="P11"><text:s text:c="2"/>margin: auto;</text:p>
      <text:p text:style-name="P11"><text:s text:c="2"/>display: inline;</text:p>
      <text:p text:style-name="P11"><text:s text:c="2"/>padding-left: 0.3em;</text:p>
      <text:p text:style-name="P11"><text:s text:c="2"/>/* overflow: hidden;</text:p>
      <text:p text:style-name="P11"><text:s/>text-overflow: ellipsis;</text:p>
      <text:p text:style-name="P11"><text:s/>word-wrap: break-word;</text:p>
      <text:p text:style-name="P11"><text:s/>display: block;</text:p>
      <text:p text:style-name="P11"><text:s/>line-height: 1em; /* a */</text:p>
      <text:p text:style-name="P11"><text:s/>/* max-height: 2em; */</text:p>
      <text:p text:style-name="P11"><text:s text:c="2"/>/* width: 100%; */</text:p>
      <text:p text:style-name="P11">/* display: flex;</text:p>
      <text:p text:style-name="P11">justify-content: center;</text:p>
      <text:p text:style-name="P11">align-items: center; */</text:p>
      <text:p text:style-name="P11">}</text:p>
      <text:p text:style-name="P11"/>
      <text:p text:style-name="P11">p {</text:p>
      <text:p text:style-name="P11"><text:s text:c="2"/>/* vertical-align: middle; */</text:p>
      <text:p text:style-name="P1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16:40:59.621069245</meta:creation-date>
    <dc:date>2018-04-02T20:30:13.347826511</dc:date>
    <meta:editing-duration>PT29M54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26" meta:paragraph-count="947" meta:word-count="2005" meta:character-count="23110" meta:non-whitespace-character-count="18420"/>
  </office:meta>
</office:document-meta>
</file>